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egoe UI1" svg:font-family="'Segoe UI'"/>
    <style:font-face style:name="Calibri1" svg:font-family="Calibri" style:font-pitch="variable"/>
    <style:font-face style:name="Segoe UI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solid" svg:stroke-width="0.007cm" svg:stroke-color="#d4d4d4" draw:stroke-linejoin="round" svg:stroke-linecap="square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04cm" svg:stroke-color="#000000" draw:stroke-linejoin="round" svg:stroke-linecap="square" draw:fill="none" fo:padding-top="0.002cm" fo:padding-bottom="0.002cm" fo:padding-left="0.002cm" fo:padding-right="0.00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2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  <style:text-properties fo:font-size="9pt"/>
    </style:style>
    <style:style style:name="P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4" style:family="paragraph">
      <style:paragraph-properties fo:text-align="start" style:writing-mode="lr-tb"/>
      <style:text-properties fo:font-size="11pt"/>
    </style:style>
    <style:style style:name="P5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margin-top="0cm" fo:margin-bottom="0cm" fo:text-align="start" style:writing-mode="lr-tb"/>
    </style:style>
    <style:style style:name="P11" style:family="paragraph">
      <loext:graphic-properties draw:fill="none"/>
      <style:paragraph-properties fo:margin-top="0cm" fo:margin-bottom="0cm"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Segoe UI1" fo:font-size="9pt" style:font-size-asian="9pt" style:font-name-complex="Segoe UI1" style:font-size-complex="9pt"/>
    </style:style>
    <style:style style:name="T2" style:family="text">
      <style:text-properties fo:color="#000000" loext:opacity="100%" style:font-name="Calibri" fo:font-size="11pt" style:font-size-asian="11pt" style:font-name-complex="Calibri" style:font-size-complex="11pt"/>
    </style:style>
    <style:style style:name="T3" style:family="text">
      <style:text-properties fo:color="#000000" loext:opacity="100%" style:font-name="Segoe UI1" fo:font-size="10pt" style:font-size-asian="10pt" style:font-name-complex="Segoe U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407cm" svg:height="0.424cm" svg:x="3.542cm" svg:y="3.048cm" svg:viewBox="0 0 2408 425" draw:points="0,425 2408,425 2408,0 0,0">
          <text:p/>
        </draw:polygon>
        <draw:polygon draw:style-name="gr1" draw:text-style-name="P1" draw:layer="layout" svg:width="1.263cm" svg:height="0.424cm" svg:x="13.63cm" svg:y="3.08cm" svg:viewBox="0 0 1264 425" draw:points="0,425 1264,425 1264,0 0,0">
          <text:p/>
        </draw:polygon>
        <draw:frame draw:style-name="gr2" draw:text-style-name="P3" draw:layer="layout" svg:width="2.394cm" svg:height="0.424cm" svg:x="3.543cm" svg:y="3.052cm">
          <draw:text-box>
            <text:p text:style-name="P2"><text:span text:style-name="T1">Nombre de tarea</text:span></text:p>
          </draw:text-box>
        </draw:frame>
        <draw:polygon draw:style-name="gr1" draw:text-style-name="P1" draw:layer="layout" svg:width="11.924cm" svg:height="0.473cm" svg:x="3.506cm" svg:y="3.513cm" svg:viewBox="0 0 11925 474" draw:points="0,474 11925,474 11925,0 0,0">
          <text:p/>
        </draw:polygon>
        <draw:frame draw:style-name="gr3" draw:text-style-name="P3" draw:layer="layout" svg:width="1.264cm" svg:height="0.424cm" svg:x="13.631cm" svg:y="3.084cm">
          <draw:text-box>
            <text:p text:style-name="P2"><text:span text:style-name="T1">Duración</text:span></text:p>
          </draw:text-box>
        </draw:frame>
        <draw:polygon draw:style-name="gr1" draw:text-style-name="P1" draw:layer="layout" svg:width="2.639cm" svg:height="0.473cm" svg:x="13.59cm" svg:y="3.545cm" svg:viewBox="0 0 2640 474" draw:points="0,474 2640,474 2640,0 0,0">
          <text:p/>
        </draw:polygon>
        <draw:frame draw:style-name="gr4" draw:text-style-name="P5" draw:layer="layout" svg:width="3.922cm" svg:height="0.39cm" svg:x="3.543cm" svg:y="3.591cm">
          <draw:text-box>
            <text:p text:style-name="P4"><text:span text:style-name="T2">1ra Entrega del Proyecto</text:span></text:p>
          </draw:text-box>
        </draw:frame>
        <draw:polygon draw:style-name="gr1" draw:text-style-name="P1" draw:layer="layout" svg:width="11.924cm" svg:height="0.473cm" svg:x="3.506cm" svg:y="3.986cm" svg:viewBox="0 0 11925 474" draw:points="0,474 11925,474 11925,0 0,0">
          <text:p/>
        </draw:polygon>
        <draw:frame draw:style-name="gr4" draw:text-style-name="P5" draw:layer="layout" svg:width="0.768cm" svg:height="0.39cm" svg:x="13.631cm" svg:y="3.623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4.018cm" svg:viewBox="0 0 2640 474" draw:points="0,474 2640,474 2640,0 0,0">
          <text:p/>
        </draw:polygon>
        <draw:frame draw:style-name="gr4" draw:text-style-name="P5" draw:layer="layout" svg:width="3.99cm" svg:height="0.39cm" svg:x="3.543cm" svg:y="4.063cm">
          <draw:text-box>
            <text:p text:style-name="P4"><text:span text:style-name="T2">2da Entrega del Proyecto</text:span></text:p>
          </draw:text-box>
        </draw:frame>
        <draw:polygon draw:style-name="gr1" draw:text-style-name="P1" draw:layer="layout" svg:width="11.924cm" svg:height="0.472cm" svg:x="3.506cm" svg:y="4.459cm" svg:viewBox="0 0 11925 473" draw:points="0,473 11925,473 11925,0 0,0">
          <text:p/>
        </draw:polygon>
        <draw:frame draw:style-name="gr4" draw:text-style-name="P5" draw:layer="layout" svg:width="0.768cm" svg:height="0.39cm" svg:x="13.631cm" svg:y="4.095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2cm" svg:x="13.59cm" svg:y="4.491cm" svg:viewBox="0 0 2640 473" draw:points="0,473 2640,473 2640,0 0,0">
          <text:p/>
        </draw:polygon>
        <draw:frame draw:style-name="gr4" draw:text-style-name="P5" draw:layer="layout" svg:width="4.117cm" svg:height="0.39cm" svg:x="3.543cm" svg:y="4.536cm">
          <draw:text-box>
            <text:p text:style-name="P4"><text:span text:style-name="T2">3era Entrega del Proyecto</text:span></text:p>
          </draw:text-box>
        </draw:frame>
        <draw:polygon draw:style-name="gr1" draw:text-style-name="P1" draw:layer="layout" svg:width="11.924cm" svg:height="0.473cm" svg:x="3.506cm" svg:y="4.931cm" svg:viewBox="0 0 11925 474" draw:points="0,474 11925,474 11925,0 0,0">
          <text:p/>
        </draw:polygon>
        <draw:frame draw:style-name="gr4" draw:text-style-name="P5" draw:layer="layout" svg:width="0.768cm" svg:height="0.39cm" svg:x="13.631cm" svg:y="4.568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4.963cm" svg:viewBox="0 0 2640 474" draw:points="0,474 2640,474 2640,0 0,0">
          <text:p/>
        </draw:polygon>
        <draw:frame draw:style-name="gr4" draw:text-style-name="P5" draw:layer="layout" svg:width="3.444cm" svg:height="0.39cm" svg:x="3.543cm" svg:y="5.009cm">
          <draw:text-box>
            <text:p text:style-name="P4"><text:span text:style-name="T2">Entrega 1 del Informe</text:span></text:p>
          </draw:text-box>
        </draw:frame>
        <draw:polygon draw:style-name="gr1" draw:text-style-name="P1" draw:layer="layout" svg:width="11.924cm" svg:height="0.473cm" svg:x="3.506cm" svg:y="5.404cm" svg:viewBox="0 0 11925 474" draw:points="0,474 11925,474 11925,0 0,0">
          <text:p/>
        </draw:polygon>
        <draw:frame draw:style-name="gr4" draw:text-style-name="P5" draw:layer="layout" svg:width="0.768cm" svg:height="0.39cm" svg:x="13.631cm" svg:y="5.041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5.436cm" svg:viewBox="0 0 2640 474" draw:points="0,474 2640,474 2640,0 0,0">
          <text:p/>
        </draw:polygon>
        <draw:frame draw:style-name="gr4" draw:text-style-name="P5" draw:layer="layout" svg:width="3.444cm" svg:height="0.39cm" svg:x="3.543cm" svg:y="5.482cm">
          <draw:text-box>
            <text:p text:style-name="P4"><text:span text:style-name="T2">Entrega 2 del Informe</text:span></text:p>
          </draw:text-box>
        </draw:frame>
        <draw:polygon draw:style-name="gr1" draw:text-style-name="P1" draw:layer="layout" svg:width="11.924cm" svg:height="0.473cm" svg:x="3.506cm" svg:y="5.877cm" svg:viewBox="0 0 11925 474" draw:points="0,474 11925,474 11925,0 0,0">
          <text:p/>
        </draw:polygon>
        <draw:frame draw:style-name="gr4" draw:text-style-name="P5" draw:layer="layout" svg:width="0.768cm" svg:height="0.39cm" svg:x="13.631cm" svg:y="5.514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5.909cm" svg:viewBox="0 0 2640 474" draw:points="0,474 2640,474 2640,0 0,0">
          <text:p/>
        </draw:polygon>
        <draw:frame draw:style-name="gr4" draw:text-style-name="P5" draw:layer="layout" svg:width="3.444cm" svg:height="0.39cm" svg:x="3.543cm" svg:y="5.955cm">
          <draw:text-box>
            <text:p text:style-name="P4"><text:span text:style-name="T2">Entrega 3 del Informe</text:span></text:p>
          </draw:text-box>
        </draw:frame>
        <draw:polygon draw:style-name="gr1" draw:text-style-name="P1" draw:layer="layout" svg:width="11.924cm" svg:height="0.472cm" svg:x="3.506cm" svg:y="6.35cm" svg:viewBox="0 0 11925 473" draw:points="0,473 11925,473 11925,0 0,0">
          <text:p/>
        </draw:polygon>
        <draw:frame draw:style-name="gr4" draw:text-style-name="P5" draw:layer="layout" svg:width="0.768cm" svg:height="0.39cm" svg:x="13.631cm" svg:y="5.987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2cm" svg:x="13.59cm" svg:y="6.382cm" svg:viewBox="0 0 2640 473" draw:points="0,473 2640,473 2640,0 0,0">
          <text:p/>
        </draw:polygon>
        <draw:frame draw:style-name="gr4" draw:text-style-name="P5" draw:layer="layout" svg:width="3.444cm" svg:height="0.39cm" svg:x="3.543cm" svg:y="6.428cm">
          <draw:text-box>
            <text:p text:style-name="P4"><text:span text:style-name="T2">Entrega 4 del Informe</text:span></text:p>
          </draw:text-box>
        </draw:frame>
        <draw:polygon draw:style-name="gr1" draw:text-style-name="P1" draw:layer="layout" svg:width="11.924cm" svg:height="0.473cm" svg:x="3.506cm" svg:y="6.822cm" svg:viewBox="0 0 11925 474" draw:points="0,474 11925,474 11925,0 0,0">
          <text:p/>
        </draw:polygon>
        <draw:frame draw:style-name="gr4" draw:text-style-name="P5" draw:layer="layout" svg:width="0.768cm" svg:height="0.39cm" svg:x="13.631cm" svg:y="6.46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6.854cm" svg:viewBox="0 0 2640 474" draw:points="0,474 2640,474 2640,0 0,0">
          <text:p/>
        </draw:polygon>
        <draw:frame draw:style-name="gr4" draw:text-style-name="P5" draw:layer="layout" svg:width="3.444cm" svg:height="0.39cm" svg:x="3.543cm" svg:y="6.9cm">
          <draw:text-box>
            <text:p text:style-name="P4"><text:span text:style-name="T2">Entrega 5 del Informe</text:span></text:p>
          </draw:text-box>
        </draw:frame>
        <draw:polygon draw:style-name="gr1" draw:text-style-name="P1" draw:layer="layout" svg:width="11.924cm" svg:height="0.473cm" svg:x="3.506cm" svg:y="7.295cm" svg:viewBox="0 0 11925 474" draw:points="0,474 11925,474 11925,0 0,0">
          <text:p/>
        </draw:polygon>
        <draw:frame draw:style-name="gr4" draw:text-style-name="P5" draw:layer="layout" svg:width="0.768cm" svg:height="0.39cm" svg:x="13.631cm" svg:y="6.932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7.327cm" svg:viewBox="0 0 2640 474" draw:points="0,474 2640,474 2640,0 0,0">
          <text:p/>
        </draw:polygon>
        <draw:frame draw:style-name="gr4" draw:text-style-name="P5" draw:layer="layout" svg:width="3.956cm" svg:height="0.39cm" svg:x="3.543cm" svg:y="7.373cm">
          <draw:text-box>
            <text:p text:style-name="P4"><text:span text:style-name="T2">Selección del Framework</text:span></text:p>
          </draw:text-box>
        </draw:frame>
        <draw:polygon draw:style-name="gr1" draw:text-style-name="P1" draw:layer="layout" svg:width="11.924cm" svg:height="0.472cm" svg:x="3.506cm" svg:y="7.768cm" svg:viewBox="0 0 11925 473" draw:points="0,473 11925,473 11925,0 0,0">
          <text:p/>
        </draw:polygon>
        <draw:frame draw:style-name="gr4" draw:text-style-name="P5" draw:layer="layout" svg:width="0.768cm" svg:height="0.39cm" svg:x="13.631cm" svg:y="7.405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2cm" svg:x="13.59cm" svg:y="7.8cm" svg:viewBox="0 0 2640 473" draw:points="0,473 2640,473 2640,0 0,0">
          <text:p/>
        </draw:polygon>
        <draw:frame draw:style-name="gr4" draw:text-style-name="P5" draw:layer="layout" svg:width="6.864cm" svg:height="0.39cm" svg:x="3.543cm" svg:y="7.846cm">
          <draw:text-box>
            <text:p text:style-name="P4"><text:span text:style-name="T2">Selección del Manejador de Bases de Datos</text:span></text:p>
          </draw:text-box>
        </draw:frame>
        <draw:polygon draw:style-name="gr1" draw:text-style-name="P1" draw:layer="layout" svg:width="11.924cm" svg:height="0.473cm" svg:x="3.506cm" svg:y="8.24cm" svg:viewBox="0 0 11925 474" draw:points="0,474 11925,474 11925,0 0,0">
          <text:p/>
        </draw:polygon>
        <draw:frame draw:style-name="gr4" draw:text-style-name="P5" draw:layer="layout" svg:width="0.768cm" svg:height="0.39cm" svg:x="13.631cm" svg:y="7.878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8.272cm" svg:viewBox="0 0 2640 474" draw:points="0,474 2640,474 2640,0 0,0">
          <text:p/>
        </draw:polygon>
        <draw:frame draw:style-name="gr4" draw:text-style-name="P5" draw:layer="layout" svg:width="5.865cm" svg:height="0.39cm" svg:x="3.543cm" svg:y="8.319cm">
          <draw:text-box>
            <text:p text:style-name="P4"><text:span text:style-name="T2">Selección del Generador de Reportes</text:span></text:p>
          </draw:text-box>
        </draw:frame>
        <draw:polygon draw:style-name="gr1" draw:text-style-name="P1" draw:layer="layout" svg:width="11.924cm" svg:height="0.473cm" svg:x="3.506cm" svg:y="8.713cm" svg:viewBox="0 0 11925 474" draw:points="0,474 11925,474 11925,0 0,0">
          <text:p/>
        </draw:polygon>
        <draw:frame draw:style-name="gr4" draw:text-style-name="P5" draw:layer="layout" svg:width="0.768cm" svg:height="0.39cm" svg:x="13.631cm" svg:y="8.351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8.745cm" svg:viewBox="0 0 2640 474" draw:points="0,474 2640,474 2640,0 0,0">
          <text:p/>
        </draw:polygon>
        <draw:frame draw:style-name="gr4" draw:text-style-name="P5" draw:layer="layout" svg:width="3.795cm" svg:height="0.39cm" svg:x="3.543cm" svg:y="8.792cm">
          <draw:text-box>
            <text:p text:style-name="P4"><text:span text:style-name="T2">Realizar Plan de Trabajo</text:span></text:p>
          </draw:text-box>
        </draw:frame>
        <draw:polygon draw:style-name="gr1" draw:text-style-name="P1" draw:layer="layout" svg:width="11.924cm" svg:height="0.473cm" svg:x="3.506cm" svg:y="9.186cm" svg:viewBox="0 0 11925 474" draw:points="0,474 11925,474 11925,0 0,0">
          <text:p/>
        </draw:polygon>
        <draw:frame draw:style-name="gr4" draw:text-style-name="P5" draw:layer="layout" svg:width="0.921cm" svg:height="0.39cm" svg:x="13.631cm" svg:y="8.824cm">
          <draw:text-box>
            <text:p text:style-name="P4"><text:span text:style-name="T2">3 días</text:span></text:p>
          </draw:text-box>
        </draw:frame>
        <draw:polygon draw:style-name="gr1" draw:text-style-name="P1" draw:layer="layout" svg:width="2.639cm" svg:height="0.473cm" svg:x="13.59cm" svg:y="9.218cm" svg:viewBox="0 0 2640 474" draw:points="0,474 2640,474 2640,0 0,0">
          <text:p/>
        </draw:polygon>
        <draw:frame draw:style-name="gr4" draw:text-style-name="P5" draw:layer="layout" svg:width="2.457cm" svg:height="0.39cm" svg:x="3.543cm" svg:y="9.265cm">
          <draw:text-box>
            <text:p text:style-name="P4"><text:span text:style-name="T2">Creación del ER</text:span></text:p>
          </draw:text-box>
        </draw:frame>
        <draw:polygon draw:style-name="gr1" draw:text-style-name="P1" draw:layer="layout" svg:width="11.924cm" svg:height="0.472cm" svg:x="3.506cm" svg:y="9.659cm" svg:viewBox="0 0 11925 473" draw:points="0,473 11925,473 11925,0 0,0">
          <text:p/>
        </draw:polygon>
        <draw:frame draw:style-name="gr4" draw:text-style-name="P5" draw:layer="layout" svg:width="0.921cm" svg:height="0.39cm" svg:x="13.631cm" svg:y="9.297cm">
          <draw:text-box>
            <text:p text:style-name="P4"><text:span text:style-name="T2">5 días</text:span></text:p>
          </draw:text-box>
        </draw:frame>
        <draw:polygon draw:style-name="gr1" draw:text-style-name="P1" draw:layer="layout" svg:width="2.639cm" svg:height="0.472cm" svg:x="13.59cm" svg:y="9.691cm" svg:viewBox="0 0 2640 473" draw:points="0,473 2640,473 2640,0 0,0">
          <text:p/>
        </draw:polygon>
        <draw:frame draw:style-name="gr4" draw:text-style-name="P5" draw:layer="layout" svg:width="4.396cm" svg:height="0.39cm" svg:x="3.543cm" svg:y="9.737cm">
          <draw:text-box>
            <text:p text:style-name="P4"><text:span text:style-name="T2">Creación del Modelo Lógico</text:span></text:p>
          </draw:text-box>
        </draw:frame>
        <draw:polygon draw:style-name="gr1" draw:text-style-name="P1" draw:layer="layout" svg:width="11.924cm" svg:height="0.473cm" svg:x="3.506cm" svg:y="10.131cm" svg:viewBox="0 0 11925 474" draw:points="0,474 11925,474 11925,0 0,0">
          <text:p/>
        </draw:polygon>
        <draw:frame draw:style-name="gr4" draw:text-style-name="P5" draw:layer="layout" svg:width="0.768cm" svg:height="0.39cm" svg:x="13.631cm" svg:y="9.769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10.163cm" svg:viewBox="0 0 2640 474" draw:points="0,474 2640,474 2640,0 0,0">
          <text:p/>
        </draw:polygon>
        <draw:frame draw:style-name="gr4" draw:text-style-name="P5" draw:layer="layout" svg:width="6.272cm" svg:height="0.39cm" svg:x="3.543cm" svg:y="10.21cm">
          <draw:text-box>
            <text:p text:style-name="P4"><text:span text:style-name="T2">Crear Template de la Interfaz de Menus</text:span></text:p>
          </draw:text-box>
        </draw:frame>
        <draw:polygon draw:style-name="gr1" draw:text-style-name="P1" draw:layer="layout" svg:width="11.924cm" svg:height="0.473cm" svg:x="3.506cm" svg:y="10.604cm" svg:viewBox="0 0 11925 474" draw:points="0,474 11925,474 11925,0 0,0">
          <text:p/>
        </draw:polygon>
        <draw:frame draw:style-name="gr4" draw:text-style-name="P5" draw:layer="layout" svg:width="0.921cm" svg:height="0.39cm" svg:x="13.631cm" svg:y="10.242cm">
          <draw:text-box>
            <text:p text:style-name="P4"><text:span text:style-name="T2">3 días</text:span></text:p>
          </draw:text-box>
        </draw:frame>
        <draw:polygon draw:style-name="gr1" draw:text-style-name="P1" draw:layer="layout" svg:width="2.639cm" svg:height="0.473cm" svg:x="13.59cm" svg:y="10.636cm" svg:viewBox="0 0 2640 474" draw:points="0,474 2640,474 2640,0 0,0">
          <text:p/>
        </draw:polygon>
        <draw:frame draw:style-name="gr4" draw:text-style-name="P5" draw:layer="layout" svg:width="7.118cm" svg:height="0.39cm" svg:x="3.543cm" svg:y="10.683cm">
          <draw:text-box>
            <text:p text:style-name="P4"><text:span text:style-name="T2">Crear Template de la Interfaz de los Modulos</text:span></text:p>
          </draw:text-box>
        </draw:frame>
        <draw:polygon draw:style-name="gr1" draw:text-style-name="P1" draw:layer="layout" svg:width="11.924cm" svg:height="0.472cm" svg:x="3.506cm" svg:y="11.077cm" svg:viewBox="0 0 11925 473" draw:points="0,473 11925,473 11925,0 0,0">
          <text:p/>
        </draw:polygon>
        <draw:frame draw:style-name="gr4" draw:text-style-name="P5" draw:layer="layout" svg:width="0.921cm" svg:height="0.39cm" svg:x="13.631cm" svg:y="10.715cm">
          <draw:text-box>
            <text:p text:style-name="P4"><text:span text:style-name="T2">3 días</text:span></text:p>
          </draw:text-box>
        </draw:frame>
        <draw:polygon draw:style-name="gr1" draw:text-style-name="P1" draw:layer="layout" svg:width="2.639cm" svg:height="0.472cm" svg:x="13.59cm" svg:y="11.109cm" svg:viewBox="0 0 2640 473" draw:points="0,473 2640,473 2640,0 0,0">
          <text:p/>
        </draw:polygon>
        <draw:frame draw:style-name="gr4" draw:text-style-name="P5" draw:layer="layout" svg:width="7.152cm" svg:height="0.39cm" svg:x="3.543cm" svg:y="11.156cm">
          <draw:text-box>
            <text:p text:style-name="P4"><text:span text:style-name="T2">Crear Template de la Interfaz de los Reportes</text:span></text:p>
          </draw:text-box>
        </draw:frame>
        <draw:polygon draw:style-name="gr1" draw:text-style-name="P1" draw:layer="layout" svg:width="11.924cm" svg:height="0.473cm" svg:x="3.506cm" svg:y="11.549cm" svg:viewBox="0 0 11925 474" draw:points="0,474 11925,474 11925,0 0,0">
          <text:p/>
        </draw:polygon>
        <draw:frame draw:style-name="gr4" draw:text-style-name="P5" draw:layer="layout" svg:width="0.921cm" svg:height="0.39cm" svg:x="13.631cm" svg:y="11.188cm">
          <draw:text-box>
            <text:p text:style-name="P4"><text:span text:style-name="T2">3 días</text:span></text:p>
          </draw:text-box>
        </draw:frame>
        <draw:polygon draw:style-name="gr1" draw:text-style-name="P1" draw:layer="layout" svg:width="2.639cm" svg:height="0.473cm" svg:x="13.59cm" svg:y="11.581cm" svg:viewBox="0 0 2640 474" draw:points="0,474 2640,474 2640,0 0,0">
          <text:p/>
        </draw:polygon>
        <draw:frame draw:style-name="gr4" draw:text-style-name="P5" draw:layer="layout" svg:width="1.865cm" svg:height="0.39cm" svg:x="3.543cm" svg:y="11.628cm">
          <draw:text-box>
            <text:p text:style-name="P4"><text:span text:style-name="T2">Crear Video</text:span></text:p>
          </draw:text-box>
        </draw:frame>
        <draw:polygon draw:style-name="gr1" draw:text-style-name="P1" draw:layer="layout" svg:width="11.924cm" svg:height="0.473cm" svg:x="3.506cm" svg:y="12.022cm" svg:viewBox="0 0 11925 474" draw:points="0,474 11925,474 11925,0 0,0">
          <text:p/>
        </draw:polygon>
        <draw:frame draw:style-name="gr4" draw:text-style-name="P5" draw:layer="layout" svg:width="0.921cm" svg:height="0.39cm" svg:x="13.631cm" svg:y="11.66cm">
          <draw:text-box>
            <text:p text:style-name="P4"><text:span text:style-name="T2">4 días</text:span></text:p>
          </draw:text-box>
        </draw:frame>
        <draw:polygon draw:style-name="gr1" draw:text-style-name="P1" draw:layer="layout" svg:width="2.639cm" svg:height="0.473cm" svg:x="13.59cm" svg:y="12.054cm" svg:viewBox="0 0 2640 474" draw:points="0,474 2640,474 2640,0 0,0">
          <text:p/>
        </draw:polygon>
        <draw:frame draw:style-name="gr4" draw:text-style-name="P5" draw:layer="layout" svg:width="1.865cm" svg:height="0.39cm" svg:x="3.543cm" svg:y="12.101cm">
          <draw:text-box>
            <text:p text:style-name="P4"><text:span text:style-name="T2">Crear Video</text:span></text:p>
          </draw:text-box>
        </draw:frame>
        <draw:polygon draw:style-name="gr1" draw:text-style-name="P1" draw:layer="layout" svg:width="11.924cm" svg:height="0.473cm" svg:x="3.506cm" svg:y="12.495cm" svg:viewBox="0 0 11925 474" draw:points="0,474 11925,474 11925,0 0,0">
          <text:p/>
        </draw:polygon>
        <draw:frame draw:style-name="gr4" draw:text-style-name="P5" draw:layer="layout" svg:width="0.921cm" svg:height="0.39cm" svg:x="13.631cm" svg:y="12.133cm">
          <draw:text-box>
            <text:p text:style-name="P4"><text:span text:style-name="T2">4 días</text:span></text:p>
          </draw:text-box>
        </draw:frame>
        <draw:polygon draw:style-name="gr1" draw:text-style-name="P1" draw:layer="layout" svg:width="2.639cm" svg:height="0.473cm" svg:x="13.59cm" svg:y="12.527cm" svg:viewBox="0 0 2640 474" draw:points="0,474 2640,474 2640,0 0,0">
          <text:p/>
        </draw:polygon>
        <draw:frame draw:style-name="gr4" draw:text-style-name="P5" draw:layer="layout" svg:width="1.865cm" svg:height="0.39cm" svg:x="3.543cm" svg:y="12.575cm">
          <draw:text-box>
            <text:p text:style-name="P4"><text:span text:style-name="T2">Crear Video</text:span></text:p>
          </draw:text-box>
        </draw:frame>
        <draw:polygon draw:style-name="gr1" draw:text-style-name="P1" draw:layer="layout" svg:width="11.924cm" svg:height="0.472cm" svg:x="3.506cm" svg:y="12.968cm" svg:viewBox="0 0 11925 473" draw:points="0,473 11925,473 11925,0 0,0">
          <text:p/>
        </draw:polygon>
        <draw:frame draw:style-name="gr4" draw:text-style-name="P5" draw:layer="layout" svg:width="0.921cm" svg:height="0.39cm" svg:x="13.631cm" svg:y="12.607cm">
          <draw:text-box>
            <text:p text:style-name="P4"><text:span text:style-name="T2">4 días</text:span></text:p>
          </draw:text-box>
        </draw:frame>
        <draw:polygon draw:style-name="gr1" draw:text-style-name="P1" draw:layer="layout" svg:width="2.639cm" svg:height="0.472cm" svg:x="13.59cm" svg:y="13cm" svg:viewBox="0 0 2640 473" draw:points="0,473 2640,473 2640,0 0,0">
          <text:p/>
        </draw:polygon>
        <draw:frame draw:style-name="gr4" draw:text-style-name="P5" draw:layer="layout" svg:width="6.352cm" svg:height="0.39cm" svg:x="3.543cm" svg:y="13.047cm">
          <draw:text-box>
            <text:p text:style-name="P4"><text:span text:style-name="T2">Scripts de Creación de la Bases de Datos</text:span></text:p>
          </draw:text-box>
        </draw:frame>
        <draw:polygon draw:style-name="gr1" draw:text-style-name="P1" draw:layer="layout" svg:width="11.924cm" svg:height="0.473cm" svg:x="3.506cm" svg:y="13.44cm" svg:viewBox="0 0 11925 474" draw:points="0,474 11925,474 11925,0 0,0">
          <text:p/>
        </draw:polygon>
        <draw:frame draw:style-name="gr4" draw:text-style-name="P5" draw:layer="layout" svg:width="0.768cm" svg:height="0.39cm" svg:x="13.631cm" svg:y="13.079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13.472cm" svg:viewBox="0 0 2640 474" draw:points="0,474 2640,474 2640,0 0,0">
          <text:p/>
        </draw:polygon>
        <draw:frame draw:style-name="gr4" draw:text-style-name="P5" draw:layer="layout" svg:width="9.099cm" svg:height="0.39cm" svg:x="3.543cm" svg:y="13.52cm">
          <draw:text-box>
            <text:p text:style-name="P4"><text:span text:style-name="T2">Vistas de Prueba para la modificacion de la Base de Datos</text:span></text:p>
          </draw:text-box>
        </draw:frame>
        <draw:polygon draw:style-name="gr1" draw:text-style-name="P1" draw:layer="layout" svg:width="11.924cm" svg:height="0.473cm" svg:x="3.506cm" svg:y="13.913cm" svg:viewBox="0 0 11925 474" draw:points="0,474 11925,474 11925,0 0,0">
          <text:p/>
        </draw:polygon>
        <draw:frame draw:style-name="gr4" draw:text-style-name="P5" draw:layer="layout" svg:width="0.768cm" svg:height="0.39cm" svg:x="13.631cm" svg:y="13.552cm">
          <draw:text-box>
            <text:p text:style-name="P4"><text:span text:style-name="T2">1 día</text:span></text:p>
          </draw:text-box>
        </draw:frame>
        <draw:polygon draw:style-name="gr1" draw:text-style-name="P1" draw:layer="layout" svg:width="2.639cm" svg:height="0.473cm" svg:x="13.59cm" svg:y="13.945cm" svg:viewBox="0 0 2640 474" draw:points="0,474 2640,474 2640,0 0,0">
          <text:p/>
        </draw:polygon>
        <draw:frame draw:style-name="gr4" draw:text-style-name="P5" draw:layer="layout" svg:width="9.845cm" svg:height="0.39cm" svg:x="3.543cm" svg:y="13.993cm">
          <draw:text-box>
            <text:p text:style-name="P4"><text:span text:style-name="T2">Crear Librería de Clases y sus Conexiones con la Base de Datos</text:span></text:p>
          </draw:text-box>
        </draw:frame>
        <draw:polygon draw:style-name="gr1" draw:text-style-name="P1" draw:layer="layout" svg:width="11.924cm" svg:height="0.473cm" svg:x="3.506cm" svg:y="14.386cm" svg:viewBox="0 0 11925 474" draw:points="0,474 11925,474 11925,0 0,0">
          <text:p/>
        </draw:polygon>
        <draw:frame draw:style-name="gr4" draw:text-style-name="P5" draw:layer="layout" svg:width="1.12cm" svg:height="0.39cm" svg:x="13.631cm" svg:y="14.025cm">
          <draw:text-box>
            <text:p text:style-name="P4"><text:span text:style-name="T2">25 días</text:span></text:p>
          </draw:text-box>
        </draw:frame>
        <draw:polygon draw:style-name="gr1" draw:text-style-name="P1" draw:layer="layout" svg:width="2.639cm" svg:height="0.473cm" svg:x="13.59cm" svg:y="14.418cm" svg:viewBox="0 0 2640 474" draw:points="0,474 2640,474 2640,0 0,0">
          <text:p/>
        </draw:polygon>
        <draw:frame draw:style-name="gr4" draw:text-style-name="P5" draw:layer="layout" svg:width="3.046cm" svg:height="0.39cm" svg:x="3.543cm" svg:y="14.466cm">
          <draw:text-box>
            <text:p text:style-name="P4"><text:span text:style-name="T2">Crear las Interfaces</text:span></text:p>
          </draw:text-box>
        </draw:frame>
        <draw:polygon draw:style-name="gr1" draw:text-style-name="P1" draw:layer="layout" svg:width="11.924cm" svg:height="0.472cm" svg:x="3.506cm" svg:y="14.859cm" svg:viewBox="0 0 11925 473" draw:points="0,473 11925,473 11925,0 0,0">
          <text:p/>
        </draw:polygon>
        <draw:frame draw:style-name="gr4" draw:text-style-name="P5" draw:layer="layout" svg:width="1.12cm" svg:height="0.39cm" svg:x="13.631cm" svg:y="14.498cm">
          <draw:text-box>
            <text:p text:style-name="P4"><text:span text:style-name="T2">25 días</text:span></text:p>
          </draw:text-box>
        </draw:frame>
        <draw:polygon draw:style-name="gr1" draw:text-style-name="P1" draw:layer="layout" svg:width="2.639cm" svg:height="0.472cm" svg:x="13.59cm" svg:y="14.891cm" svg:viewBox="0 0 2640 473" draw:points="0,473 2640,473 2640,0 0,0">
          <text:p/>
        </draw:polygon>
        <draw:frame draw:style-name="gr4" draw:text-style-name="P5" draw:layer="layout" svg:width="4.955cm" svg:height="0.39cm" svg:x="3.543cm" svg:y="14.938cm">
          <draw:text-box>
            <text:p text:style-name="P4"><text:span text:style-name="T2">Conexión Interfaz - Capa Lógica</text:span></text:p>
          </draw:text-box>
        </draw:frame>
        <draw:polygon draw:style-name="gr1" draw:text-style-name="P1" draw:layer="layout" svg:width="11.924cm" svg:height="0.473cm" svg:x="3.506cm" svg:y="15.331cm" svg:viewBox="0 0 11925 474" draw:points="0,474 11925,474 11925,0 0,0">
          <text:p/>
        </draw:polygon>
        <draw:frame draw:style-name="gr4" draw:text-style-name="P5" draw:layer="layout" svg:width="0.921cm" svg:height="0.39cm" svg:x="13.631cm" svg:y="14.97cm">
          <draw:text-box>
            <text:p text:style-name="P4"><text:span text:style-name="T2">5 días</text:span></text:p>
          </draw:text-box>
        </draw:frame>
        <draw:polygon draw:style-name="gr1" draw:text-style-name="P1" draw:layer="layout" svg:width="2.639cm" svg:height="0.473cm" svg:x="13.59cm" svg:y="15.363cm" svg:viewBox="0 0 2640 474" draw:points="0,474 2640,474 2640,0 0,0">
          <text:p/>
        </draw:polygon>
        <draw:frame draw:style-name="gr4" draw:text-style-name="P5" draw:layer="layout" svg:width="1.28cm" svg:height="0.39cm" svg:x="3.543cm" svg:y="15.411cm">
          <draw:text-box>
            <text:p text:style-name="P4"><text:span text:style-name="T2">Pruebas</text:span></text:p>
          </draw:text-box>
        </draw:frame>
        <draw:polygon draw:style-name="gr1" draw:text-style-name="P1" draw:layer="layout" svg:width="11.924cm" svg:height="0.473cm" svg:x="3.506cm" svg:y="15.804cm" svg:viewBox="0 0 11925 474" draw:points="0,474 11925,474 11925,0 0,0">
          <text:p/>
        </draw:polygon>
        <draw:frame draw:style-name="gr4" draw:text-style-name="P5" draw:layer="layout" svg:width="0.921cm" svg:height="0.39cm" svg:x="13.631cm" svg:y="15.443cm">
          <draw:text-box>
            <text:p text:style-name="P4"><text:span text:style-name="T2">5 días</text:span></text:p>
          </draw:text-box>
        </draw:frame>
        <draw:polygon draw:style-name="gr1" draw:text-style-name="P1" draw:layer="layout" svg:width="2.639cm" svg:height="0.473cm" svg:x="13.59cm" svg:y="15.836cm" svg:viewBox="0 0 2640 474" draw:points="0,474 2640,474 2640,0 0,0">
          <text:p/>
        </draw:polygon>
        <draw:frame draw:style-name="gr4" draw:text-style-name="P5" draw:layer="layout" svg:width="6.89cm" svg:height="0.39cm" svg:x="3.543cm" svg:y="15.884cm">
          <draw:text-box>
            <text:p text:style-name="P4"><text:span text:style-name="T2">Creación e Implementación de los Reportes</text:span></text:p>
          </draw:text-box>
        </draw:frame>
        <draw:line draw:style-name="gr5" draw:text-style-name="P6" draw:layer="layout" svg:x1="2.1cm" svg:y1="16.28cm" svg:x2="26.85cm" svg:y2="16.28cm">
          <text:p/>
        </draw:line>
        <draw:line draw:style-name="gr5" draw:text-style-name="P6" draw:layer="layout" svg:x1="15.484cm" svg:y1="3.434cm" svg:x2="15.484cm" svg:y2="16.2cm">
          <text:p/>
        </draw:line>
        <draw:line draw:style-name="gr5" draw:text-style-name="P6" draw:layer="layout" svg:x1="13.595cm" svg:y1="3.08cm" svg:x2="13.595cm" svg:y2="3.546cm">
          <text:p/>
        </draw:line>
        <draw:line draw:style-name="gr5" draw:text-style-name="P6" draw:layer="layout" svg:x1="15.484cm" svg:y1="2.968cm" svg:x2="15.484cm" svg:y2="3.434cm">
          <text:p/>
        </draw:line>
        <draw:line draw:style-name="gr6" draw:text-style-name="P6" draw:layer="layout" svg:x1="3.511cm" svg:y1="3.99cm" svg:x2="18.071cm" svg:y2="3.99cm">
          <text:p/>
        </draw:line>
        <draw:line draw:style-name="gr6" draw:text-style-name="P6" draw:layer="layout" svg:x1="3.511cm" svg:y1="4.463cm" svg:x2="18.071cm" svg:y2="4.463cm">
          <text:p/>
        </draw:line>
        <draw:line draw:style-name="gr6" draw:text-style-name="P6" draw:layer="layout" svg:x1="3.511cm" svg:y1="4.936cm" svg:x2="18.071cm" svg:y2="4.936cm">
          <text:p/>
        </draw:line>
        <draw:line draw:style-name="gr6" draw:text-style-name="P6" draw:layer="layout" svg:x1="3.511cm" svg:y1="5.408cm" svg:x2="18.071cm" svg:y2="5.408cm">
          <text:p/>
        </draw:line>
        <draw:line draw:style-name="gr6" draw:text-style-name="P6" draw:layer="layout" svg:x1="3.511cm" svg:y1="5.882cm" svg:x2="18.071cm" svg:y2="5.882cm">
          <text:p/>
        </draw:line>
        <draw:line draw:style-name="gr6" draw:text-style-name="P6" draw:layer="layout" svg:x1="3.511cm" svg:y1="6.355cm" svg:x2="18.071cm" svg:y2="6.355cm">
          <text:p/>
        </draw:line>
        <draw:line draw:style-name="gr6" draw:text-style-name="P6" draw:layer="layout" svg:x1="3.511cm" svg:y1="6.828cm" svg:x2="18.071cm" svg:y2="6.828cm">
          <text:p/>
        </draw:line>
        <draw:line draw:style-name="gr6" draw:text-style-name="P6" draw:layer="layout" svg:x1="3.511cm" svg:y1="7.3cm" svg:x2="18.071cm" svg:y2="7.3cm">
          <text:p/>
        </draw:line>
        <draw:line draw:style-name="gr6" draw:text-style-name="P6" draw:layer="layout" svg:x1="3.511cm" svg:y1="7.773cm" svg:x2="18.071cm" svg:y2="7.773cm">
          <text:p/>
        </draw:line>
        <draw:line draw:style-name="gr6" draw:text-style-name="P6" draw:layer="layout" svg:x1="3.511cm" svg:y1="8.246cm" svg:x2="18.071cm" svg:y2="8.246cm">
          <text:p/>
        </draw:line>
        <draw:line draw:style-name="gr6" draw:text-style-name="P6" draw:layer="layout" svg:x1="3.511cm" svg:y1="8.718cm" svg:x2="18.071cm" svg:y2="8.718cm">
          <text:p/>
        </draw:line>
        <draw:line draw:style-name="gr6" draw:text-style-name="P6" draw:layer="layout" svg:x1="3.511cm" svg:y1="9.192cm" svg:x2="18.071cm" svg:y2="9.192cm">
          <text:p/>
        </draw:line>
        <draw:line draw:style-name="gr6" draw:text-style-name="P6" draw:layer="layout" svg:x1="3.511cm" svg:y1="9.665cm" svg:x2="18.071cm" svg:y2="9.665cm">
          <text:p/>
        </draw:line>
        <draw:line draw:style-name="gr6" draw:text-style-name="P6" draw:layer="layout" svg:x1="3.511cm" svg:y1="10.137cm" svg:x2="18.071cm" svg:y2="10.137cm">
          <text:p/>
        </draw:line>
        <draw:line draw:style-name="gr6" draw:text-style-name="P6" draw:layer="layout" svg:x1="3.511cm" svg:y1="10.61cm" svg:x2="18.071cm" svg:y2="10.61cm">
          <text:p/>
        </draw:line>
        <draw:line draw:style-name="gr6" draw:text-style-name="P6" draw:layer="layout" svg:x1="3.511cm" svg:y1="11.083cm" svg:x2="18.071cm" svg:y2="11.083cm">
          <text:p/>
        </draw:line>
        <draw:line draw:style-name="gr6" draw:text-style-name="P6" draw:layer="layout" svg:x1="3.511cm" svg:y1="11.555cm" svg:x2="18.071cm" svg:y2="11.555cm">
          <text:p/>
        </draw:line>
        <draw:line draw:style-name="gr6" draw:text-style-name="P6" draw:layer="layout" svg:x1="3.511cm" svg:y1="12.028cm" svg:x2="18.071cm" svg:y2="12.028cm">
          <text:p/>
        </draw:line>
        <draw:line draw:style-name="gr6" draw:text-style-name="P6" draw:layer="layout" svg:x1="3.511cm" svg:y1="12.501cm" svg:x2="18.071cm" svg:y2="12.501cm">
          <text:p/>
        </draw:line>
        <draw:line draw:style-name="gr6" draw:text-style-name="P6" draw:layer="layout" svg:x1="3.511cm" svg:y1="12.975cm" svg:x2="18.071cm" svg:y2="12.975cm">
          <text:p/>
        </draw:line>
        <draw:line draw:style-name="gr6" draw:text-style-name="P6" draw:layer="layout" svg:x1="3.511cm" svg:y1="13.447cm" svg:x2="18.071cm" svg:y2="13.447cm">
          <text:p/>
        </draw:line>
        <draw:line draw:style-name="gr6" draw:text-style-name="P6" draw:layer="layout" svg:x1="3.511cm" svg:y1="13.92cm" svg:x2="18.071cm" svg:y2="13.92cm">
          <text:p/>
        </draw:line>
        <draw:line draw:style-name="gr6" draw:text-style-name="P6" draw:layer="layout" svg:x1="3.511cm" svg:y1="14.393cm" svg:x2="18.071cm" svg:y2="14.393cm">
          <text:p/>
        </draw:line>
        <draw:line draw:style-name="gr6" draw:text-style-name="P6" draw:layer="layout" svg:x1="3.511cm" svg:y1="14.866cm" svg:x2="18.071cm" svg:y2="14.866cm">
          <text:p/>
        </draw:line>
        <draw:line draw:style-name="gr6" draw:text-style-name="P6" draw:layer="layout" svg:x1="3.511cm" svg:y1="15.338cm" svg:x2="18.071cm" svg:y2="15.338cm">
          <text:p/>
        </draw:line>
        <draw:line draw:style-name="gr6" draw:text-style-name="P6" draw:layer="layout" svg:x1="3.511cm" svg:y1="15.811cm" svg:x2="18.071cm" svg:y2="15.811cm">
          <text:p/>
        </draw:line>
        <draw:line draw:style-name="gr6" draw:text-style-name="P6" draw:layer="layout" svg:x1="13.598cm" svg:y1="3.549cm" svg:x2="13.598cm" svg:y2="16.309cm">
          <text:p/>
        </draw:line>
        <draw:frame draw:style-name="gr4" draw:text-style-name="P5" draw:layer="layout" svg:width="1.12cm" svg:height="0.39cm" svg:x="13.631cm" svg:y="15.916cm">
          <draw:text-box>
            <text:p text:style-name="P4"><text:span text:style-name="T2">10 días</text:span></text:p>
          </draw:text-box>
        </draw:frame>
        <draw:frame draw:style-name="gr7" draw:text-style-name="P8" draw:layer="layout" svg:width="2.402cm" svg:height="0.471cm" svg:x="2.198cm" svg:y="2.45cm">
          <draw:text-box>
            <text:p text:style-name="P7"><text:span text:style-name="T3">Plan de Trabajo</text:span></text:p>
          </draw:text-box>
        </draw:frame>
        <draw:line draw:style-name="gr8" draw:text-style-name="P6" draw:layer="layout" svg:x1="18.784cm" svg:y1="26.856cm" svg:x2="1.627cm" svg:y2="26.856cm">
          <text:p/>
        </draw:line>
        <draw:line draw:style-name="gr5" draw:text-style-name="P6" draw:layer="layout" svg:x1="1.616cm" svg:y1="26.055cm" svg:x2="18.781cm" svg:y2="26.055cm">
          <text:p/>
        </draw:line>
        <draw:frame draw:style-name="gr9" draw:text-style-name="P8" draw:layer="layout" svg:width="1.331cm" svg:height="0.471cm" svg:x="9.536cm" svg:y="26.218cm">
          <draw:text-box>
            <text:p text:style-name="P7"><text:span text:style-name="T3">Página 2</text:span></text:p>
          </draw:text-box>
        </draw:frame>
        <draw:line draw:style-name="gr5" draw:text-style-name="P6" draw:layer="layout" svg:x1="13.594cm" svg:y1="3.434cm" svg:x2="13.594cm" svg:y2="16.2cm">
          <text:p/>
        </draw:line>
        <draw:line draw:style-name="gr5" draw:text-style-name="P6" draw:layer="layout" svg:x1="13.594cm" svg:y1="2.968cm" svg:x2="13.594cm" svg:y2="3.434cm">
          <text:p/>
        </draw:line>
        <draw:polygon draw:style-name="gr1" draw:text-style-name="P1" draw:layer="layout" svg:width="1.404cm" svg:height="0.424cm" svg:x="15.611cm" svg:y="3.057cm" svg:viewBox="0 0 1405 425" draw:points="0,425 1405,425 1405,0 0,0">
          <text:p/>
        </draw:polygon>
        <draw:polygon draw:style-name="gr1" draw:text-style-name="P1" draw:layer="layout" svg:width="0.409cm" svg:height="0.424cm" svg:x="18.251cm" svg:y="3.057cm" svg:viewBox="0 0 410 425" draw:points="0,425 410,425 410,0 0,0">
          <text:p/>
        </draw:polygon>
        <draw:frame draw:style-name="gr3" draw:text-style-name="P3" draw:layer="layout" svg:width="1.407cm" svg:height="0.424cm" svg:x="15.612cm" svg:y="3.061cm">
          <draw:text-box>
            <text:p text:style-name="P9"><text:span text:style-name="T1">Comienzo</text:span></text:p>
          </draw:text-box>
        </draw:frame>
        <draw:frame draw:style-name="gr3" draw:text-style-name="P3" draw:layer="layout" svg:width="0.413cm" svg:height="0.424cm" svg:x="18.252cm" svg:y="3.061cm">
          <draw:text-box>
            <text:p text:style-name="P9"><text:span text:style-name="T1">Fin</text:span></text:p>
          </draw:text-box>
        </draw:frame>
        <draw:polygon draw:style-name="gr1" draw:text-style-name="P1" draw:layer="layout" svg:width="1.82cm" svg:height="0.424cm" svg:x="21.017cm" svg:y="3.057cm" svg:viewBox="0 0 1821 425" draw:points="0,425 1821,425 1821,0 0,0">
          <text:p/>
        </draw:polygon>
        <draw:polygon draw:style-name="gr1" draw:text-style-name="P1" draw:layer="layout" svg:width="1.284cm" svg:height="0.424cm" svg:x="24.142cm" svg:y="3.057cm" svg:viewBox="0 0 1285 425" draw:points="0,425 1285,425 1285,0 0,0">
          <text:p/>
        </draw:polygon>
        <draw:frame draw:style-name="gr3" draw:text-style-name="P3" draw:layer="layout" svg:width="1.81cm" svg:height="0.424cm" svg:x="21.017cm" svg:y="3.061cm">
          <draw:text-box>
            <text:p text:style-name="P9"><text:span text:style-name="T1">Encargado(s)</text:span></text:p>
          </draw:text-box>
        </draw:frame>
        <draw:polygon draw:style-name="gr1" draw:text-style-name="P1" draw:layer="layout" svg:width="2.639cm" svg:height="0.473cm" svg:x="15.575cm" svg:y="3.522cm" svg:viewBox="0 0 2640 474" draw:points="0,474 2640,474 2640,0 0,0">
          <text:p/>
        </draw:polygon>
        <draw:polygon draw:style-name="gr1" draw:text-style-name="P1" draw:layer="layout" svg:width="2.639cm" svg:height="0.473cm" svg:x="18.214cm" svg:y="3.522cm" svg:viewBox="0 0 2640 474" draw:points="0,474 2640,474 2640,0 0,0">
          <text:p/>
        </draw:polygon>
        <draw:frame draw:style-name="gr4" draw:text-style-name="P5" draw:layer="layout" svg:width="1.687cm" svg:height="0.39cm" svg:x="15.612cm" svg:y="3.6cm">
          <draw:text-box>
            <text:p text:style-name="P9"><text:span text:style-name="T2">lun 7/6/21</text:span></text:p>
          </draw:text-box>
        </draw:frame>
        <draw:frame draw:style-name="gr4" draw:text-style-name="P5" draw:layer="layout" svg:width="1.687cm" svg:height="0.39cm" svg:x="18.252cm" svg:y="3.6cm">
          <draw:text-box>
            <text:p text:style-name="P9"><text:span text:style-name="T2">lun 7/6/21</text:span></text:p>
          </draw:text-box>
        </draw:frame>
        <draw:polygon draw:style-name="gr1" draw:text-style-name="P1" draw:layer="layout" svg:width="2.441cm" svg:height="0.473cm" svg:x="22.887cm" svg:y="3.522cm" svg:viewBox="0 0 2442 474" draw:points="0,474 2442,474 2442,0 0,0">
          <text:p/>
        </draw:polygon>
        <draw:polygon draw:style-name="gr1" draw:text-style-name="P1" draw:layer="layout" svg:width="3.627cm" svg:height="0.473cm" svg:x="20.977cm" svg:y="3.522cm" svg:viewBox="0 0 3628 474" draw:points="0,474 3628,474 3628,0 0,0">
          <text:p/>
        </draw:polygon>
        <draw:polygon draw:style-name="gr1" draw:text-style-name="P1" draw:layer="layout" svg:width="2.243cm" svg:height="0.473cm" svg:x="24.102cm" svg:y="3.522cm" svg:viewBox="0 0 2244 474" draw:points="0,474 2244,474 2244,0 0,0">
          <text:p/>
        </draw:polygon>
        <draw:frame draw:style-name="gr4" draw:text-style-name="P5" draw:layer="layout" svg:width="1.098cm" svg:height="0.39cm" svg:x="21.017cm" svg:y="3.6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3.995cm" svg:viewBox="0 0 2640 474" draw:points="0,474 2640,474 2640,0 0,0">
          <text:p/>
        </draw:polygon>
        <draw:polygon draw:style-name="gr1" draw:text-style-name="P1" draw:layer="layout" svg:width="2.639cm" svg:height="0.473cm" svg:x="18.214cm" svg:y="3.995cm" svg:viewBox="0 0 2640 474" draw:points="0,474 2640,474 2640,0 0,0">
          <text:p/>
        </draw:polygon>
        <draw:frame draw:style-name="gr4" draw:text-style-name="P5" draw:layer="layout" svg:width="1.886cm" svg:height="0.39cm" svg:x="15.612cm" svg:y="4.072cm">
          <draw:text-box>
            <text:p text:style-name="P9"><text:span text:style-name="T2">lun 19/7/21</text:span></text:p>
          </draw:text-box>
        </draw:frame>
        <draw:frame draw:style-name="gr4" draw:text-style-name="P5" draw:layer="layout" svg:width="1.886cm" svg:height="0.39cm" svg:x="18.252cm" svg:y="4.072cm">
          <draw:text-box>
            <text:p text:style-name="P9"><text:span text:style-name="T2">lun 19/7/21</text:span></text:p>
          </draw:text-box>
        </draw:frame>
        <draw:polygon draw:style-name="gr1" draw:text-style-name="P1" draw:layer="layout" svg:width="2.441cm" svg:height="0.473cm" svg:x="22.887cm" svg:y="3.995cm" svg:viewBox="0 0 2442 474" draw:points="0,474 2442,474 2442,0 0,0">
          <text:p/>
        </draw:polygon>
        <draw:polygon draw:style-name="gr1" draw:text-style-name="P1" draw:layer="layout" svg:width="3.627cm" svg:height="0.473cm" svg:x="20.977cm" svg:y="3.995cm" svg:viewBox="0 0 3628 474" draw:points="0,474 3628,474 3628,0 0,0">
          <text:p/>
        </draw:polygon>
        <draw:polygon draw:style-name="gr1" draw:text-style-name="P1" draw:layer="layout" svg:width="2.243cm" svg:height="0.473cm" svg:x="24.102cm" svg:y="3.995cm" svg:viewBox="0 0 2244 474" draw:points="0,474 2244,474 2244,0 0,0">
          <text:p/>
        </draw:polygon>
        <draw:frame draw:style-name="gr4" draw:text-style-name="P5" draw:layer="layout" svg:width="1.098cm" svg:height="0.39cm" svg:x="21.017cm" svg:y="4.072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2cm" svg:x="15.575cm" svg:y="4.468cm" svg:viewBox="0 0 2640 473" draw:points="0,473 2640,473 2640,0 0,0">
          <text:p/>
        </draw:polygon>
        <draw:polygon draw:style-name="gr1" draw:text-style-name="P1" draw:layer="layout" svg:width="2.639cm" svg:height="0.472cm" svg:x="18.214cm" svg:y="4.468cm" svg:viewBox="0 0 2640 473" draw:points="0,473 2640,473 2640,0 0,0">
          <text:p/>
        </draw:polygon>
        <draw:frame draw:style-name="gr4" draw:text-style-name="P5" draw:layer="layout" svg:width="1.687cm" svg:height="0.39cm" svg:x="15.612cm" svg:y="4.545cm">
          <draw:text-box>
            <text:p text:style-name="P9"><text:span text:style-name="T2">lun 2/8/21</text:span></text:p>
          </draw:text-box>
        </draw:frame>
        <draw:frame draw:style-name="gr4" draw:text-style-name="P5" draw:layer="layout" svg:width="1.687cm" svg:height="0.39cm" svg:x="18.252cm" svg:y="4.545cm">
          <draw:text-box>
            <text:p text:style-name="P9"><text:span text:style-name="T2">lun 2/8/21</text:span></text:p>
          </draw:text-box>
        </draw:frame>
        <draw:polygon draw:style-name="gr1" draw:text-style-name="P1" draw:layer="layout" svg:width="2.441cm" svg:height="0.472cm" svg:x="22.887cm" svg:y="4.468cm" svg:viewBox="0 0 2442 473" draw:points="0,473 2442,473 2442,0 0,0">
          <text:p/>
        </draw:polygon>
        <draw:polygon draw:style-name="gr1" draw:text-style-name="P1" draw:layer="layout" svg:width="3.627cm" svg:height="0.472cm" svg:x="20.977cm" svg:y="4.468cm" svg:viewBox="0 0 3628 473" draw:points="0,473 3628,473 3628,0 0,0">
          <text:p/>
        </draw:polygon>
        <draw:polygon draw:style-name="gr1" draw:text-style-name="P1" draw:layer="layout" svg:width="2.243cm" svg:height="0.472cm" svg:x="24.102cm" svg:y="4.468cm" svg:viewBox="0 0 2244 473" draw:points="0,473 2244,473 2244,0 0,0">
          <text:p/>
        </draw:polygon>
        <draw:frame draw:style-name="gr4" draw:text-style-name="P5" draw:layer="layout" svg:width="1.098cm" svg:height="0.39cm" svg:x="21.017cm" svg:y="4.545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4.94cm" svg:viewBox="0 0 2640 474" draw:points="0,474 2640,474 2640,0 0,0">
          <text:p/>
        </draw:polygon>
        <draw:polygon draw:style-name="gr1" draw:text-style-name="P1" draw:layer="layout" svg:width="2.639cm" svg:height="0.473cm" svg:x="18.214cm" svg:y="4.94cm" svg:viewBox="0 0 2640 474" draw:points="0,474 2640,474 2640,0 0,0">
          <text:p/>
        </draw:polygon>
        <draw:frame draw:style-name="gr4" draw:text-style-name="P5" draw:layer="layout" svg:width="1.882cm" svg:height="0.39cm" svg:x="15.612cm" svg:y="5.018cm">
          <draw:text-box>
            <text:p text:style-name="P9"><text:span text:style-name="T2">jue 13/5/21</text:span></text:p>
          </draw:text-box>
        </draw:frame>
        <draw:frame draw:style-name="gr4" draw:text-style-name="P5" draw:layer="layout" svg:width="1.882cm" svg:height="0.39cm" svg:x="18.252cm" svg:y="5.018cm">
          <draw:text-box>
            <text:p text:style-name="P9"><text:span text:style-name="T2">jue 13/5/21</text:span></text:p>
          </draw:text-box>
        </draw:frame>
        <draw:polygon draw:style-name="gr1" draw:text-style-name="P1" draw:layer="layout" svg:width="2.441cm" svg:height="0.473cm" svg:x="22.887cm" svg:y="4.94cm" svg:viewBox="0 0 2442 474" draw:points="0,474 2442,474 2442,0 0,0">
          <text:p/>
        </draw:polygon>
        <draw:polygon draw:style-name="gr1" draw:text-style-name="P1" draw:layer="layout" svg:width="3.627cm" svg:height="0.473cm" svg:x="20.977cm" svg:y="4.94cm" svg:viewBox="0 0 3628 474" draw:points="0,474 3628,474 3628,0 0,0">
          <text:p/>
        </draw:polygon>
        <draw:polygon draw:style-name="gr1" draw:text-style-name="P1" draw:layer="layout" svg:width="2.243cm" svg:height="0.473cm" svg:x="24.102cm" svg:y="4.94cm" svg:viewBox="0 0 2244 474" draw:points="0,474 2244,474 2244,0 0,0">
          <text:p/>
        </draw:polygon>
        <draw:frame draw:style-name="gr4" draw:text-style-name="P5" draw:layer="layout" svg:width="1.098cm" svg:height="0.39cm" svg:x="21.017cm" svg:y="5.018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5.413cm" svg:viewBox="0 0 2640 474" draw:points="0,474 2640,474 2640,0 0,0">
          <text:p/>
        </draw:polygon>
        <draw:polygon draw:style-name="gr1" draw:text-style-name="P1" draw:layer="layout" svg:width="2.639cm" svg:height="0.473cm" svg:x="18.214cm" svg:y="5.413cm" svg:viewBox="0 0 2640 474" draw:points="0,474 2640,474 2640,0 0,0">
          <text:p/>
        </draw:polygon>
        <draw:frame draw:style-name="gr4" draw:text-style-name="P5" draw:layer="layout" svg:width="1.882cm" svg:height="0.39cm" svg:x="15.612cm" svg:y="5.491cm">
          <draw:text-box>
            <text:p text:style-name="P9"><text:span text:style-name="T2">jue 20/5/21</text:span></text:p>
          </draw:text-box>
        </draw:frame>
        <draw:frame draw:style-name="gr4" draw:text-style-name="P5" draw:layer="layout" svg:width="1.882cm" svg:height="0.39cm" svg:x="18.252cm" svg:y="5.491cm">
          <draw:text-box>
            <text:p text:style-name="P9"><text:span text:style-name="T2">jue 20/5/21</text:span></text:p>
          </draw:text-box>
        </draw:frame>
        <draw:polygon draw:style-name="gr1" draw:text-style-name="P1" draw:layer="layout" svg:width="2.441cm" svg:height="0.473cm" svg:x="22.887cm" svg:y="5.413cm" svg:viewBox="0 0 2442 474" draw:points="0,474 2442,474 2442,0 0,0">
          <text:p/>
        </draw:polygon>
        <draw:polygon draw:style-name="gr1" draw:text-style-name="P1" draw:layer="layout" svg:width="3.627cm" svg:height="0.473cm" svg:x="20.977cm" svg:y="5.413cm" svg:viewBox="0 0 3628 474" draw:points="0,474 3628,474 3628,0 0,0">
          <text:p/>
        </draw:polygon>
        <draw:polygon draw:style-name="gr1" draw:text-style-name="P1" draw:layer="layout" svg:width="2.243cm" svg:height="0.473cm" svg:x="24.102cm" svg:y="5.413cm" svg:viewBox="0 0 2244 474" draw:points="0,474 2244,474 2244,0 0,0">
          <text:p/>
        </draw:polygon>
        <draw:frame draw:style-name="gr4" draw:text-style-name="P5" draw:layer="layout" svg:width="1.098cm" svg:height="0.39cm" svg:x="21.017cm" svg:y="5.491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5.886cm" svg:viewBox="0 0 2640 474" draw:points="0,474 2640,474 2640,0 0,0">
          <text:p/>
        </draw:polygon>
        <draw:polygon draw:style-name="gr1" draw:text-style-name="P1" draw:layer="layout" svg:width="2.639cm" svg:height="0.473cm" svg:x="18.214cm" svg:y="5.886cm" svg:viewBox="0 0 2640 474" draw:points="0,474 2640,474 2640,0 0,0">
          <text:p/>
        </draw:polygon>
        <draw:frame draw:style-name="gr4" draw:text-style-name="P5" draw:layer="layout" svg:width="1.687cm" svg:height="0.39cm" svg:x="15.612cm" svg:y="5.964cm">
          <draw:text-box>
            <text:p text:style-name="P9"><text:span text:style-name="T2">lun 7/6/21</text:span></text:p>
          </draw:text-box>
        </draw:frame>
        <draw:frame draw:style-name="gr4" draw:text-style-name="P5" draw:layer="layout" svg:width="1.687cm" svg:height="0.39cm" svg:x="18.252cm" svg:y="5.964cm">
          <draw:text-box>
            <text:p text:style-name="P9"><text:span text:style-name="T2">lun 7/6/21</text:span></text:p>
          </draw:text-box>
        </draw:frame>
        <draw:polygon draw:style-name="gr1" draw:text-style-name="P1" draw:layer="layout" svg:width="2.441cm" svg:height="0.473cm" svg:x="22.887cm" svg:y="5.886cm" svg:viewBox="0 0 2442 474" draw:points="0,474 2442,474 2442,0 0,0">
          <text:p/>
        </draw:polygon>
        <draw:polygon draw:style-name="gr1" draw:text-style-name="P1" draw:layer="layout" svg:width="3.627cm" svg:height="0.473cm" svg:x="20.977cm" svg:y="5.886cm" svg:viewBox="0 0 3628 474" draw:points="0,474 3628,474 3628,0 0,0">
          <text:p/>
        </draw:polygon>
        <draw:polygon draw:style-name="gr1" draw:text-style-name="P1" draw:layer="layout" svg:width="2.243cm" svg:height="0.473cm" svg:x="24.102cm" svg:y="5.886cm" svg:viewBox="0 0 2244 474" draw:points="0,474 2244,474 2244,0 0,0">
          <text:p/>
        </draw:polygon>
        <draw:frame draw:style-name="gr10" draw:text-style-name="P11" draw:layer="layout" svg:width="1.25cm" svg:height="0.39cm" svg:x="20.999cm" svg:y="5.95cm">
          <draw:text-box>
            <text:p text:style-name="P10"><text:span text:style-name="T2">Equipo</text:span></text:p>
          </draw:text-box>
        </draw:frame>
        <draw:polygon draw:style-name="gr1" draw:text-style-name="P1" draw:layer="layout" svg:width="2.639cm" svg:height="0.472cm" svg:x="15.575cm" svg:y="6.359cm" svg:viewBox="0 0 2640 473" draw:points="0,473 2640,473 2640,0 0,0">
          <text:p/>
        </draw:polygon>
        <draw:polygon draw:style-name="gr1" draw:text-style-name="P1" draw:layer="layout" svg:width="2.639cm" svg:height="0.472cm" svg:x="18.214cm" svg:y="6.359cm" svg:viewBox="0 0 2640 473" draw:points="0,473 2640,473 2640,0 0,0">
          <text:p/>
        </draw:polygon>
        <draw:frame draw:style-name="gr4" draw:text-style-name="P5" draw:layer="layout" svg:width="1.852cm" svg:height="0.39cm" svg:x="15.612cm" svg:y="6.437cm">
          <draw:text-box>
            <text:p text:style-name="P9"><text:span text:style-name="T2">vie 25/6/21</text:span></text:p>
          </draw:text-box>
        </draw:frame>
        <draw:frame draw:style-name="gr4" draw:text-style-name="P5" draw:layer="layout" svg:width="1.852cm" svg:height="0.39cm" svg:x="18.252cm" svg:y="6.437cm">
          <draw:text-box>
            <text:p text:style-name="P9"><text:span text:style-name="T2">vie 25/6/21</text:span></text:p>
          </draw:text-box>
        </draw:frame>
        <draw:polygon draw:style-name="gr1" draw:text-style-name="P1" draw:layer="layout" svg:width="2.441cm" svg:height="0.472cm" svg:x="22.887cm" svg:y="6.359cm" svg:viewBox="0 0 2442 473" draw:points="0,473 2442,473 2442,0 0,0">
          <text:p/>
        </draw:polygon>
        <draw:polygon draw:style-name="gr1" draw:text-style-name="P1" draw:layer="layout" svg:width="3.627cm" svg:height="0.472cm" svg:x="20.977cm" svg:y="6.359cm" svg:viewBox="0 0 3628 473" draw:points="0,473 3628,473 3628,0 0,0">
          <text:p/>
        </draw:polygon>
        <draw:polygon draw:style-name="gr1" draw:text-style-name="P1" draw:layer="layout" svg:width="2.243cm" svg:height="0.472cm" svg:x="24.102cm" svg:y="6.359cm" svg:viewBox="0 0 2244 473" draw:points="0,473 2244,473 2244,0 0,0">
          <text:p/>
        </draw:polygon>
        <draw:frame draw:style-name="gr4" draw:text-style-name="P5" draw:layer="layout" svg:width="1.098cm" svg:height="0.39cm" svg:x="21.017cm" svg:y="6.437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6.831cm" svg:viewBox="0 0 2640 474" draw:points="0,474 2640,474 2640,0 0,0">
          <text:p/>
        </draw:polygon>
        <draw:polygon draw:style-name="gr1" draw:text-style-name="P1" draw:layer="layout" svg:width="2.639cm" svg:height="0.473cm" svg:x="18.214cm" svg:y="6.831cm" svg:viewBox="0 0 2640 474" draw:points="0,474 2640,474 2640,0 0,0">
          <text:p/>
        </draw:polygon>
        <draw:frame draw:style-name="gr4" draw:text-style-name="P5" draw:layer="layout" svg:width="1.886cm" svg:height="0.39cm" svg:x="15.612cm" svg:y="6.909cm">
          <draw:text-box>
            <text:p text:style-name="P9"><text:span text:style-name="T2">lun 19/7/21</text:span></text:p>
          </draw:text-box>
        </draw:frame>
        <draw:frame draw:style-name="gr4" draw:text-style-name="P5" draw:layer="layout" svg:width="1.886cm" svg:height="0.39cm" svg:x="18.252cm" svg:y="6.909cm">
          <draw:text-box>
            <text:p text:style-name="P9"><text:span text:style-name="T2">lun 19/7/21</text:span></text:p>
          </draw:text-box>
        </draw:frame>
        <draw:polygon draw:style-name="gr1" draw:text-style-name="P1" draw:layer="layout" svg:width="2.441cm" svg:height="0.473cm" svg:x="22.887cm" svg:y="6.831cm" svg:viewBox="0 0 2442 474" draw:points="0,474 2442,474 2442,0 0,0">
          <text:p/>
        </draw:polygon>
        <draw:polygon draw:style-name="gr1" draw:text-style-name="P1" draw:layer="layout" svg:width="3.627cm" svg:height="0.473cm" svg:x="20.977cm" svg:y="6.831cm" svg:viewBox="0 0 3628 474" draw:points="0,474 3628,474 3628,0 0,0">
          <text:p/>
        </draw:polygon>
        <draw:polygon draw:style-name="gr1" draw:text-style-name="P1" draw:layer="layout" svg:width="2.243cm" svg:height="0.473cm" svg:x="24.102cm" svg:y="6.831cm" svg:viewBox="0 0 2244 474" draw:points="0,474 2244,474 2244,0 0,0">
          <text:p/>
        </draw:polygon>
        <draw:frame draw:style-name="gr4" draw:text-style-name="P5" draw:layer="layout" svg:width="1.098cm" svg:height="0.39cm" svg:x="21.017cm" svg:y="6.909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7.304cm" svg:viewBox="0 0 2640 474" draw:points="0,474 2640,474 2640,0 0,0">
          <text:p/>
        </draw:polygon>
        <draw:polygon draw:style-name="gr1" draw:text-style-name="P1" draw:layer="layout" svg:width="2.639cm" svg:height="0.473cm" svg:x="18.214cm" svg:y="7.304cm" svg:viewBox="0 0 2640 474" draw:points="0,474 2640,474 2640,0 0,0">
          <text:p/>
        </draw:polygon>
        <draw:frame draw:style-name="gr4" draw:text-style-name="P5" draw:layer="layout" svg:width="1.983cm" svg:height="0.39cm" svg:x="15.612cm" svg:y="7.382cm">
          <draw:text-box>
            <text:p text:style-name="P9"><text:span text:style-name="T2">mié 12/5/21</text:span></text:p>
          </draw:text-box>
        </draw:frame>
        <draw:polygon draw:style-name="gr1" draw:text-style-name="P1" draw:layer="layout" svg:width="2.441cm" svg:height="0.473cm" svg:x="22.887cm" svg:y="7.304cm" svg:viewBox="0 0 2442 474" draw:points="0,474 2442,474 2442,0 0,0">
          <text:p/>
        </draw:polygon>
        <draw:frame draw:style-name="gr4" draw:text-style-name="P5" draw:layer="layout" svg:width="1.983cm" svg:height="0.39cm" svg:x="18.252cm" svg:y="7.382cm">
          <draw:text-box>
            <text:p text:style-name="P9"><text:span text:style-name="T2">mié 12/5/21</text:span></text:p>
          </draw:text-box>
        </draw:frame>
        <draw:polygon draw:style-name="gr1" draw:text-style-name="P1" draw:layer="layout" svg:width="3.627cm" svg:height="0.473cm" svg:x="20.977cm" svg:y="7.304cm" svg:viewBox="0 0 3628 474" draw:points="0,474 3628,474 3628,0 0,0">
          <text:p/>
        </draw:polygon>
        <draw:polygon draw:style-name="gr1" draw:text-style-name="P1" draw:layer="layout" svg:width="2.243cm" svg:height="0.473cm" svg:x="24.102cm" svg:y="7.304cm" svg:viewBox="0 0 2244 474" draw:points="0,474 2244,474 2244,0 0,0">
          <text:p/>
        </draw:polygon>
        <draw:frame draw:style-name="gr4" draw:text-style-name="P5" draw:layer="layout" svg:width="1.098cm" svg:height="0.39cm" svg:x="21.017cm" svg:y="7.382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2cm" svg:x="15.575cm" svg:y="7.777cm" svg:viewBox="0 0 2640 473" draw:points="0,473 2640,473 2640,0 0,0">
          <text:p/>
        </draw:polygon>
        <draw:polygon draw:style-name="gr1" draw:text-style-name="P1" draw:layer="layout" svg:width="2.639cm" svg:height="0.472cm" svg:x="18.214cm" svg:y="7.777cm" svg:viewBox="0 0 2640 473" draw:points="0,473 2640,473 2640,0 0,0">
          <text:p/>
        </draw:polygon>
        <draw:frame draw:style-name="gr4" draw:text-style-name="P5" draw:layer="layout" svg:width="1.983cm" svg:height="0.39cm" svg:x="15.612cm" svg:y="7.855cm">
          <draw:text-box>
            <text:p text:style-name="P9"><text:span text:style-name="T2">mié 12/5/21</text:span></text:p>
          </draw:text-box>
        </draw:frame>
        <draw:polygon draw:style-name="gr1" draw:text-style-name="P1" draw:layer="layout" svg:width="2.441cm" svg:height="0.472cm" svg:x="22.887cm" svg:y="7.777cm" svg:viewBox="0 0 2442 473" draw:points="0,473 2442,473 2442,0 0,0">
          <text:p/>
        </draw:polygon>
        <draw:frame draw:style-name="gr4" draw:text-style-name="P5" draw:layer="layout" svg:width="1.983cm" svg:height="0.39cm" svg:x="18.252cm" svg:y="7.855cm">
          <draw:text-box>
            <text:p text:style-name="P9"><text:span text:style-name="T2">mié 12/5/21</text:span></text:p>
          </draw:text-box>
        </draw:frame>
        <draw:polygon draw:style-name="gr1" draw:text-style-name="P1" draw:layer="layout" svg:width="3.627cm" svg:height="0.472cm" svg:x="20.977cm" svg:y="7.777cm" svg:viewBox="0 0 3628 473" draw:points="0,473 3628,473 3628,0 0,0">
          <text:p/>
        </draw:polygon>
        <draw:polygon draw:style-name="gr1" draw:text-style-name="P1" draw:layer="layout" svg:width="2.243cm" svg:height="0.472cm" svg:x="24.102cm" svg:y="7.777cm" svg:viewBox="0 0 2244 473" draw:points="0,473 2244,473 2244,0 0,0">
          <text:p/>
        </draw:polygon>
        <draw:frame draw:style-name="gr4" draw:text-style-name="P5" draw:layer="layout" svg:width="1.098cm" svg:height="0.39cm" svg:x="21.017cm" svg:y="7.855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8.249cm" svg:viewBox="0 0 2640 474" draw:points="0,474 2640,474 2640,0 0,0">
          <text:p/>
        </draw:polygon>
        <draw:polygon draw:style-name="gr1" draw:text-style-name="P1" draw:layer="layout" svg:width="2.639cm" svg:height="0.473cm" svg:x="18.214cm" svg:y="8.249cm" svg:viewBox="0 0 2640 474" draw:points="0,474 2640,474 2640,0 0,0">
          <text:p/>
        </draw:polygon>
        <draw:frame draw:style-name="gr4" draw:text-style-name="P5" draw:layer="layout" svg:width="1.983cm" svg:height="0.39cm" svg:x="15.612cm" svg:y="8.328cm">
          <draw:text-box>
            <text:p text:style-name="P9"><text:span text:style-name="T2">mié 12/5/21</text:span></text:p>
          </draw:text-box>
        </draw:frame>
        <draw:polygon draw:style-name="gr1" draw:text-style-name="P1" draw:layer="layout" svg:width="2.441cm" svg:height="0.473cm" svg:x="22.887cm" svg:y="8.249cm" svg:viewBox="0 0 2442 474" draw:points="0,474 2442,474 2442,0 0,0">
          <text:p/>
        </draw:polygon>
        <draw:frame draw:style-name="gr4" draw:text-style-name="P5" draw:layer="layout" svg:width="1.983cm" svg:height="0.39cm" svg:x="18.252cm" svg:y="8.328cm">
          <draw:text-box>
            <text:p text:style-name="P9"><text:span text:style-name="T2">mié 12/5/21</text:span></text:p>
          </draw:text-box>
        </draw:frame>
        <draw:polygon draw:style-name="gr1" draw:text-style-name="P1" draw:layer="layout" svg:width="3.627cm" svg:height="0.473cm" svg:x="20.977cm" svg:y="8.249cm" svg:viewBox="0 0 3628 474" draw:points="0,474 3628,474 3628,0 0,0">
          <text:p/>
        </draw:polygon>
        <draw:polygon draw:style-name="gr1" draw:text-style-name="P1" draw:layer="layout" svg:width="2.243cm" svg:height="0.473cm" svg:x="24.102cm" svg:y="8.249cm" svg:viewBox="0 0 2244 474" draw:points="0,474 2244,474 2244,0 0,0">
          <text:p/>
        </draw:polygon>
        <draw:frame draw:style-name="gr4" draw:text-style-name="P5" draw:layer="layout" svg:width="1.098cm" svg:height="0.39cm" svg:x="21.017cm" svg:y="8.328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8.722cm" svg:viewBox="0 0 2640 474" draw:points="0,474 2640,474 2640,0 0,0">
          <text:p/>
        </draw:polygon>
        <draw:polygon draw:style-name="gr1" draw:text-style-name="P1" draw:layer="layout" svg:width="2.639cm" svg:height="0.473cm" svg:x="18.214cm" svg:y="8.722cm" svg:viewBox="0 0 2640 474" draw:points="0,474 2640,474 2640,0 0,0">
          <text:p/>
        </draw:polygon>
        <draw:frame draw:style-name="gr4" draw:text-style-name="P5" draw:layer="layout" svg:width="1.852cm" svg:height="0.39cm" svg:x="15.612cm" svg:y="8.801cm">
          <draw:text-box>
            <text:p text:style-name="P9"><text:span text:style-name="T2">vie 14/5/21</text:span></text:p>
          </draw:text-box>
        </draw:frame>
        <draw:frame draw:style-name="gr4" draw:text-style-name="P5" draw:layer="layout" svg:width="2.021cm" svg:height="0.39cm" svg:x="18.252cm" svg:y="8.801cm">
          <draw:text-box>
            <text:p text:style-name="P9"><text:span text:style-name="T2">mar 18/5/21</text:span></text:p>
          </draw:text-box>
        </draw:frame>
        <draw:polygon draw:style-name="gr1" draw:text-style-name="P1" draw:layer="layout" svg:width="2.441cm" svg:height="0.473cm" svg:x="22.887cm" svg:y="8.722cm" svg:viewBox="0 0 2442 474" draw:points="0,474 2442,474 2442,0 0,0">
          <text:p/>
        </draw:polygon>
        <draw:polygon draw:style-name="gr1" draw:text-style-name="P1" draw:layer="layout" svg:width="3.627cm" svg:height="0.473cm" svg:x="20.977cm" svg:y="8.722cm" svg:viewBox="0 0 3628 474" draw:points="0,474 3628,474 3628,0 0,0">
          <text:p/>
        </draw:polygon>
        <draw:polygon draw:style-name="gr1" draw:text-style-name="P1" draw:layer="layout" svg:width="2.243cm" svg:height="0.473cm" svg:x="24.102cm" svg:y="8.722cm" svg:viewBox="0 0 2244 474" draw:points="0,474 2244,474 2244,0 0,0">
          <text:p/>
        </draw:polygon>
        <draw:frame draw:style-name="gr4" draw:text-style-name="P5" draw:layer="layout" svg:width="1.192cm" svg:height="0.39cm" svg:x="21.017cm" svg:y="8.801cm">
          <draw:text-box>
            <text:p text:style-name="P9"><text:span text:style-name="T2">Jose Gil</text:span></text:p>
          </draw:text-box>
        </draw:frame>
        <draw:polygon draw:style-name="gr1" draw:text-style-name="P1" draw:layer="layout" svg:width="2.639cm" svg:height="0.473cm" svg:x="15.575cm" svg:y="9.195cm" svg:viewBox="0 0 2640 474" draw:points="0,474 2640,474 2640,0 0,0">
          <text:p/>
        </draw:polygon>
        <draw:polygon draw:style-name="gr1" draw:text-style-name="P1" draw:layer="layout" svg:width="2.639cm" svg:height="0.473cm" svg:x="18.214cm" svg:y="9.195cm" svg:viewBox="0 0 2640 474" draw:points="0,474 2640,474 2640,0 0,0">
          <text:p/>
        </draw:polygon>
        <draw:frame draw:style-name="gr4" draw:text-style-name="P5" draw:layer="layout" svg:width="1.886cm" svg:height="0.39cm" svg:x="15.612cm" svg:y="9.274cm">
          <draw:text-box>
            <text:p text:style-name="P9"><text:span text:style-name="T2">lun 17/5/21</text:span></text:p>
          </draw:text-box>
        </draw:frame>
        <draw:polygon draw:style-name="gr1" draw:text-style-name="P1" draw:layer="layout" svg:width="2.441cm" svg:height="0.473cm" svg:x="22.887cm" svg:y="9.195cm" svg:viewBox="0 0 2442 474" draw:points="0,474 2442,474 2442,0 0,0">
          <text:p/>
        </draw:polygon>
        <draw:frame draw:style-name="gr4" draw:text-style-name="P5" draw:layer="layout" svg:width="1.852cm" svg:height="0.39cm" svg:x="18.252cm" svg:y="9.274cm">
          <draw:text-box>
            <text:p text:style-name="P9"><text:span text:style-name="T2">vie 21/5/21</text:span></text:p>
          </draw:text-box>
        </draw:frame>
        <draw:polygon draw:style-name="gr1" draw:text-style-name="P1" draw:layer="layout" svg:width="3.627cm" svg:height="0.473cm" svg:x="20.977cm" svg:y="9.195cm" svg:viewBox="0 0 3628 474" draw:points="0,474 3628,474 3628,0 0,0">
          <text:p/>
        </draw:polygon>
        <draw:polygon draw:style-name="gr1" draw:text-style-name="P1" draw:layer="layout" svg:width="2.243cm" svg:height="0.473cm" svg:x="24.102cm" svg:y="9.195cm" svg:viewBox="0 0 2244 474" draw:points="0,474 2244,474 2244,0 0,0">
          <text:p/>
        </draw:polygon>
        <draw:frame draw:style-name="gr4" draw:text-style-name="P5" draw:layer="layout" svg:width="1.098cm" svg:height="0.39cm" svg:x="21.017cm" svg:y="9.274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2cm" svg:x="15.575cm" svg:y="9.668cm" svg:viewBox="0 0 2640 473" draw:points="0,473 2640,473 2640,0 0,0">
          <text:p/>
        </draw:polygon>
        <draw:polygon draw:style-name="gr1" draw:text-style-name="P1" draw:layer="layout" svg:width="2.639cm" svg:height="0.472cm" svg:x="18.214cm" svg:y="9.668cm" svg:viewBox="0 0 2640 473" draw:points="0,473 2640,473 2640,0 0,0">
          <text:p/>
        </draw:polygon>
        <draw:frame draw:style-name="gr4" draw:text-style-name="P5" draw:layer="layout" svg:width="1.886cm" svg:height="0.39cm" svg:x="15.612cm" svg:y="9.746cm">
          <draw:text-box>
            <text:p text:style-name="P9"><text:span text:style-name="T2">lun 24/5/21</text:span></text:p>
          </draw:text-box>
        </draw:frame>
        <draw:frame draw:style-name="gr4" draw:text-style-name="P5" draw:layer="layout" svg:width="1.886cm" svg:height="0.39cm" svg:x="18.252cm" svg:y="9.746cm">
          <draw:text-box>
            <text:p text:style-name="P9"><text:span text:style-name="T2">lun 24/5/21</text:span></text:p>
          </draw:text-box>
        </draw:frame>
        <draw:polygon draw:style-name="gr1" draw:text-style-name="P1" draw:layer="layout" svg:width="2.441cm" svg:height="0.472cm" svg:x="22.887cm" svg:y="9.668cm" svg:viewBox="0 0 2442 473" draw:points="0,473 2442,473 2442,0 0,0">
          <text:p/>
        </draw:polygon>
        <draw:polygon draw:style-name="gr1" draw:text-style-name="P1" draw:layer="layout" svg:width="3.627cm" svg:height="0.472cm" svg:x="20.977cm" svg:y="9.668cm" svg:viewBox="0 0 3628 473" draw:points="0,473 3628,473 3628,0 0,0">
          <text:p/>
        </draw:polygon>
        <draw:polygon draw:style-name="gr1" draw:text-style-name="P1" draw:layer="layout" svg:width="2.243cm" svg:height="0.472cm" svg:x="24.102cm" svg:y="9.668cm" svg:viewBox="0 0 2244 473" draw:points="0,473 2244,473 2244,0 0,0">
          <text:p/>
        </draw:polygon>
        <draw:frame draw:style-name="gr4" draw:text-style-name="P5" draw:layer="layout" svg:width="1.098cm" svg:height="0.39cm" svg:x="21.017cm" svg:y="9.746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10.14cm" svg:viewBox="0 0 2640 474" draw:points="0,474 2640,474 2640,0 0,0">
          <text:p/>
        </draw:polygon>
        <draw:polygon draw:style-name="gr1" draw:text-style-name="P1" draw:layer="layout" svg:width="2.639cm" svg:height="0.473cm" svg:x="18.214cm" svg:y="10.14cm" svg:viewBox="0 0 2640 474" draw:points="0,474 2640,474 2640,0 0,0">
          <text:p/>
        </draw:polygon>
        <draw:frame draw:style-name="gr4" draw:text-style-name="P5" draw:layer="layout" svg:width="1.852cm" svg:height="0.39cm" svg:x="15.612cm" svg:y="10.219cm">
          <draw:text-box>
            <text:p text:style-name="P9"><text:span text:style-name="T2">vie 21/5/21</text:span></text:p>
          </draw:text-box>
        </draw:frame>
        <draw:frame draw:style-name="gr4" draw:text-style-name="P5" draw:layer="layout" svg:width="2.021cm" svg:height="0.39cm" svg:x="18.252cm" svg:y="10.219cm">
          <draw:text-box>
            <text:p text:style-name="P9"><text:span text:style-name="T2">mar 25/5/21</text:span></text:p>
          </draw:text-box>
        </draw:frame>
        <draw:polygon draw:style-name="gr1" draw:text-style-name="P1" draw:layer="layout" svg:width="2.441cm" svg:height="0.473cm" svg:x="22.887cm" svg:y="10.14cm" svg:viewBox="0 0 2442 474" draw:points="0,474 2442,474 2442,0 0,0">
          <text:p/>
        </draw:polygon>
        <draw:polygon draw:style-name="gr1" draw:text-style-name="P1" draw:layer="layout" svg:width="3.627cm" svg:height="0.473cm" svg:x="20.977cm" svg:y="10.14cm" svg:viewBox="0 0 3628 474" draw:points="0,474 3628,474 3628,0 0,0">
          <text:p/>
        </draw:polygon>
        <draw:polygon draw:style-name="gr1" draw:text-style-name="P1" draw:layer="layout" svg:width="2.243cm" svg:height="0.473cm" svg:x="24.102cm" svg:y="10.14cm" svg:viewBox="0 0 2244 474" draw:points="0,474 2244,474 2244,0 0,0">
          <text:p/>
        </draw:polygon>
        <draw:frame draw:style-name="gr4" draw:text-style-name="P5" draw:layer="layout" svg:width="2.432cm" svg:height="0.39cm" svg:x="21.017cm" svg:y="10.219cm">
          <draw:text-box>
            <text:p text:style-name="P9"><text:span text:style-name="T2">Antonio Badillo</text:span></text:p>
          </draw:text-box>
        </draw:frame>
        <draw:polygon draw:style-name="gr1" draw:text-style-name="P1" draw:layer="layout" svg:width="2.639cm" svg:height="0.473cm" svg:x="15.575cm" svg:y="10.613cm" svg:viewBox="0 0 2640 474" draw:points="0,474 2640,474 2640,0 0,0">
          <text:p/>
        </draw:polygon>
        <draw:polygon draw:style-name="gr1" draw:text-style-name="P1" draw:layer="layout" svg:width="2.639cm" svg:height="0.473cm" svg:x="18.214cm" svg:y="10.613cm" svg:viewBox="0 0 2640 474" draw:points="0,474 2640,474 2640,0 0,0">
          <text:p/>
        </draw:polygon>
        <draw:frame draw:style-name="gr4" draw:text-style-name="P5" draw:layer="layout" svg:width="1.852cm" svg:height="0.39cm" svg:x="15.612cm" svg:y="10.692cm">
          <draw:text-box>
            <text:p text:style-name="P9"><text:span text:style-name="T2">vie 21/5/21</text:span></text:p>
          </draw:text-box>
        </draw:frame>
        <draw:frame draw:style-name="gr4" draw:text-style-name="P5" draw:layer="layout" svg:width="2.021cm" svg:height="0.39cm" svg:x="18.252cm" svg:y="10.692cm">
          <draw:text-box>
            <text:p text:style-name="P9"><text:span text:style-name="T2">mar 25/5/21</text:span></text:p>
          </draw:text-box>
        </draw:frame>
        <draw:polygon draw:style-name="gr1" draw:text-style-name="P1" draw:layer="layout" svg:width="2.441cm" svg:height="0.473cm" svg:x="22.887cm" svg:y="10.613cm" svg:viewBox="0 0 2442 474" draw:points="0,474 2442,474 2442,0 0,0">
          <text:p/>
        </draw:polygon>
        <draw:polygon draw:style-name="gr1" draw:text-style-name="P1" draw:layer="layout" svg:width="3.627cm" svg:height="0.473cm" svg:x="20.977cm" svg:y="10.613cm" svg:viewBox="0 0 3628 474" draw:points="0,474 3628,474 3628,0 0,0">
          <text:p/>
        </draw:polygon>
        <draw:polygon draw:style-name="gr1" draw:text-style-name="P1" draw:layer="layout" svg:width="2.243cm" svg:height="0.473cm" svg:x="24.102cm" svg:y="10.613cm" svg:viewBox="0 0 2244 474" draw:points="0,474 2244,474 2244,0 0,0">
          <text:p/>
        </draw:polygon>
        <draw:frame draw:style-name="gr4" draw:text-style-name="P5" draw:layer="layout" svg:width="2.432cm" svg:height="0.39cm" svg:x="21.017cm" svg:y="10.692cm">
          <draw:text-box>
            <text:p text:style-name="P9"><text:span text:style-name="T2">Antonio Badillo</text:span></text:p>
          </draw:text-box>
        </draw:frame>
        <draw:polygon draw:style-name="gr1" draw:text-style-name="P1" draw:layer="layout" svg:width="2.639cm" svg:height="0.472cm" svg:x="15.575cm" svg:y="11.086cm" svg:viewBox="0 0 2640 473" draw:points="0,473 2640,473 2640,0 0,0">
          <text:p/>
        </draw:polygon>
        <draw:polygon draw:style-name="gr1" draw:text-style-name="P1" draw:layer="layout" svg:width="2.639cm" svg:height="0.472cm" svg:x="18.214cm" svg:y="11.086cm" svg:viewBox="0 0 2640 473" draw:points="0,473 2640,473 2640,0 0,0">
          <text:p/>
        </draw:polygon>
        <draw:frame draw:style-name="gr4" draw:text-style-name="P5" draw:layer="layout" svg:width="1.852cm" svg:height="0.39cm" svg:x="15.612cm" svg:y="11.165cm">
          <draw:text-box>
            <text:p text:style-name="P9"><text:span text:style-name="T2">vie 21/5/21</text:span></text:p>
          </draw:text-box>
        </draw:frame>
        <draw:frame draw:style-name="gr4" draw:text-style-name="P5" draw:layer="layout" svg:width="2.021cm" svg:height="0.39cm" svg:x="18.252cm" svg:y="11.165cm">
          <draw:text-box>
            <text:p text:style-name="P9"><text:span text:style-name="T2">mar 25/5/21</text:span></text:p>
          </draw:text-box>
        </draw:frame>
        <draw:polygon draw:style-name="gr1" draw:text-style-name="P1" draw:layer="layout" svg:width="2.441cm" svg:height="0.472cm" svg:x="22.887cm" svg:y="11.086cm" svg:viewBox="0 0 2442 473" draw:points="0,473 2442,473 2442,0 0,0">
          <text:p/>
        </draw:polygon>
        <draw:polygon draw:style-name="gr1" draw:text-style-name="P1" draw:layer="layout" svg:width="3.627cm" svg:height="0.472cm" svg:x="20.977cm" svg:y="11.086cm" svg:viewBox="0 0 3628 473" draw:points="0,473 3628,473 3628,0 0,0">
          <text:p/>
        </draw:polygon>
        <draw:polygon draw:style-name="gr1" draw:text-style-name="P1" draw:layer="layout" svg:width="2.243cm" svg:height="0.472cm" svg:x="24.102cm" svg:y="11.086cm" svg:viewBox="0 0 2244 473" draw:points="0,473 2244,473 2244,0 0,0">
          <text:p/>
        </draw:polygon>
        <draw:frame draw:style-name="gr4" draw:text-style-name="P5" draw:layer="layout" svg:width="1.192cm" svg:height="0.39cm" svg:x="21.017cm" svg:y="11.165cm">
          <draw:text-box>
            <text:p text:style-name="P9"><text:span text:style-name="T2">Jose Gil</text:span></text:p>
          </draw:text-box>
        </draw:frame>
        <draw:polygon draw:style-name="gr1" draw:text-style-name="P1" draw:layer="layout" svg:width="2.639cm" svg:height="0.473cm" svg:x="15.575cm" svg:y="11.558cm" svg:viewBox="0 0 2640 474" draw:points="0,474 2640,474 2640,0 0,0">
          <text:p/>
        </draw:polygon>
        <draw:polygon draw:style-name="gr1" draw:text-style-name="P1" draw:layer="layout" svg:width="2.639cm" svg:height="0.473cm" svg:x="18.214cm" svg:y="11.558cm" svg:viewBox="0 0 2640 474" draw:points="0,474 2640,474 2640,0 0,0">
          <text:p/>
        </draw:polygon>
        <draw:frame draw:style-name="gr4" draw:text-style-name="P5" draw:layer="layout" svg:width="1.822cm" svg:height="0.39cm" svg:x="15.612cm" svg:y="11.637cm">
          <draw:text-box>
            <text:p text:style-name="P9"><text:span text:style-name="T2">mar 8/6/21</text:span></text:p>
          </draw:text-box>
        </draw:frame>
        <draw:frame draw:style-name="gr4" draw:text-style-name="P5" draw:layer="layout" svg:width="1.852cm" svg:height="0.39cm" svg:x="18.252cm" svg:y="11.637cm">
          <draw:text-box>
            <text:p text:style-name="P9"><text:span text:style-name="T2">vie 11/6/21</text:span></text:p>
          </draw:text-box>
        </draw:frame>
        <draw:polygon draw:style-name="gr1" draw:text-style-name="P1" draw:layer="layout" svg:width="2.441cm" svg:height="0.473cm" svg:x="22.887cm" svg:y="11.558cm" svg:viewBox="0 0 2442 474" draw:points="0,474 2442,474 2442,0 0,0">
          <text:p/>
        </draw:polygon>
        <draw:polygon draw:style-name="gr1" draw:text-style-name="P1" draw:layer="layout" svg:width="3.627cm" svg:height="0.473cm" svg:x="20.977cm" svg:y="11.558cm" svg:viewBox="0 0 3628 474" draw:points="0,474 3628,474 3628,0 0,0">
          <text:p/>
        </draw:polygon>
        <draw:polygon draw:style-name="gr1" draw:text-style-name="P1" draw:layer="layout" svg:width="2.243cm" svg:height="0.473cm" svg:x="24.102cm" svg:y="11.558cm" svg:viewBox="0 0 2244 474" draw:points="0,474 2244,474 2244,0 0,0">
          <text:p/>
        </draw:polygon>
        <draw:frame draw:style-name="gr4" draw:text-style-name="P5" draw:layer="layout" svg:width="2.432cm" svg:height="0.39cm" svg:x="21.017cm" svg:y="11.637cm">
          <draw:text-box>
            <text:p text:style-name="P9"><text:span text:style-name="T2">Antonio Badillo</text:span></text:p>
          </draw:text-box>
        </draw:frame>
        <draw:polygon draw:style-name="gr1" draw:text-style-name="P1" draw:layer="layout" svg:width="2.639cm" svg:height="0.473cm" svg:x="15.575cm" svg:y="12.031cm" svg:viewBox="0 0 2640 474" draw:points="0,474 2640,474 2640,0 0,0">
          <text:p/>
        </draw:polygon>
        <draw:polygon draw:style-name="gr1" draw:text-style-name="P1" draw:layer="layout" svg:width="2.639cm" svg:height="0.473cm" svg:x="18.214cm" svg:y="12.031cm" svg:viewBox="0 0 2640 474" draw:points="0,474 2640,474 2640,0 0,0">
          <text:p/>
        </draw:polygon>
        <draw:frame draw:style-name="gr4" draw:text-style-name="P5" draw:layer="layout" svg:width="1.822cm" svg:height="0.39cm" svg:x="15.612cm" svg:y="12.11cm">
          <draw:text-box>
            <text:p text:style-name="P9"><text:span text:style-name="T2">mar 8/6/21</text:span></text:p>
          </draw:text-box>
        </draw:frame>
        <draw:frame draw:style-name="gr4" draw:text-style-name="P5" draw:layer="layout" svg:width="1.852cm" svg:height="0.39cm" svg:x="18.252cm" svg:y="12.11cm">
          <draw:text-box>
            <text:p text:style-name="P9"><text:span text:style-name="T2">vie 11/6/21</text:span></text:p>
          </draw:text-box>
        </draw:frame>
        <draw:polygon draw:style-name="gr1" draw:text-style-name="P1" draw:layer="layout" svg:width="2.441cm" svg:height="0.473cm" svg:x="22.887cm" svg:y="12.031cm" svg:viewBox="0 0 2442 474" draw:points="0,474 2442,474 2442,0 0,0">
          <text:p/>
        </draw:polygon>
        <draw:polygon draw:style-name="gr1" draw:text-style-name="P1" draw:layer="layout" svg:width="3.627cm" svg:height="0.473cm" svg:x="20.977cm" svg:y="12.031cm" svg:viewBox="0 0 3628 474" draw:points="0,474 3628,474 3628,0 0,0">
          <text:p/>
        </draw:polygon>
        <draw:polygon draw:style-name="gr1" draw:text-style-name="P1" draw:layer="layout" svg:width="2.243cm" svg:height="0.473cm" svg:x="24.102cm" svg:y="12.031cm" svg:viewBox="0 0 2244 474" draw:points="0,474 2244,474 2244,0 0,0">
          <text:p/>
        </draw:polygon>
        <draw:frame draw:style-name="gr4" draw:text-style-name="P5" draw:layer="layout" svg:width="2.783cm" svg:height="0.39cm" svg:x="21.017cm" svg:y="12.11cm">
          <draw:text-box>
            <text:p text:style-name="P9"><text:span text:style-name="T2">Gabriel Manrique</text:span></text:p>
          </draw:text-box>
        </draw:frame>
        <draw:polygon draw:style-name="gr1" draw:text-style-name="P1" draw:layer="layout" svg:width="2.639cm" svg:height="0.473cm" svg:x="15.575cm" svg:y="12.504cm" svg:viewBox="0 0 2640 474" draw:points="0,474 2640,474 2640,0 0,0">
          <text:p/>
        </draw:polygon>
        <draw:polygon draw:style-name="gr1" draw:text-style-name="P1" draw:layer="layout" svg:width="2.639cm" svg:height="0.473cm" svg:x="18.214cm" svg:y="12.504cm" svg:viewBox="0 0 2640 474" draw:points="0,474 2640,474 2640,0 0,0">
          <text:p/>
        </draw:polygon>
        <draw:frame draw:style-name="gr4" draw:text-style-name="P5" draw:layer="layout" svg:width="1.822cm" svg:height="0.39cm" svg:x="15.612cm" svg:y="12.584cm">
          <draw:text-box>
            <text:p text:style-name="P9"><text:span text:style-name="T2">mar 8/6/21</text:span></text:p>
          </draw:text-box>
        </draw:frame>
        <draw:frame draw:style-name="gr4" draw:text-style-name="P5" draw:layer="layout" svg:width="1.852cm" svg:height="0.39cm" svg:x="18.252cm" svg:y="12.584cm">
          <draw:text-box>
            <text:p text:style-name="P9"><text:span text:style-name="T2">vie 11/6/21</text:span></text:p>
          </draw:text-box>
        </draw:frame>
        <draw:polygon draw:style-name="gr1" draw:text-style-name="P1" draw:layer="layout" svg:width="2.441cm" svg:height="0.473cm" svg:x="22.887cm" svg:y="12.504cm" svg:viewBox="0 0 2442 474" draw:points="0,474 2442,474 2442,0 0,0">
          <text:p/>
        </draw:polygon>
        <draw:polygon draw:style-name="gr1" draw:text-style-name="P1" draw:layer="layout" svg:width="3.627cm" svg:height="0.473cm" svg:x="20.977cm" svg:y="12.504cm" svg:viewBox="0 0 3628 474" draw:points="0,474 3628,474 3628,0 0,0">
          <text:p/>
        </draw:polygon>
        <draw:polygon draw:style-name="gr1" draw:text-style-name="P1" draw:layer="layout" svg:width="2.243cm" svg:height="0.473cm" svg:x="24.102cm" svg:y="12.504cm" svg:viewBox="0 0 2244 474" draw:points="0,474 2244,474 2244,0 0,0">
          <text:p/>
        </draw:polygon>
        <draw:frame draw:style-name="gr4" draw:text-style-name="P5" draw:layer="layout" svg:width="1.192cm" svg:height="0.39cm" svg:x="21.017cm" svg:y="12.584cm">
          <draw:text-box>
            <text:p text:style-name="P9"><text:span text:style-name="T2">Jose Gil</text:span></text:p>
          </draw:text-box>
        </draw:frame>
        <draw:polygon draw:style-name="gr1" draw:text-style-name="P1" draw:layer="layout" svg:width="2.639cm" svg:height="0.472cm" svg:x="15.575cm" svg:y="12.977cm" svg:viewBox="0 0 2640 473" draw:points="0,473 2640,473 2640,0 0,0">
          <text:p/>
        </draw:polygon>
        <draw:polygon draw:style-name="gr1" draw:text-style-name="P1" draw:layer="layout" svg:width="2.639cm" svg:height="0.472cm" svg:x="18.214cm" svg:y="12.977cm" svg:viewBox="0 0 2640 473" draw:points="0,473 2640,473 2640,0 0,0">
          <text:p/>
        </draw:polygon>
        <draw:frame draw:style-name="gr4" draw:text-style-name="P5" draw:layer="layout" svg:width="1.886cm" svg:height="0.39cm" svg:x="15.612cm" svg:y="13.056cm">
          <draw:text-box>
            <text:p text:style-name="P9"><text:span text:style-name="T2">lun 28/6/21</text:span></text:p>
          </draw:text-box>
        </draw:frame>
        <draw:frame draw:style-name="gr4" draw:text-style-name="P5" draw:layer="layout" svg:width="1.886cm" svg:height="0.39cm" svg:x="18.252cm" svg:y="13.056cm">
          <draw:text-box>
            <text:p text:style-name="P9"><text:span text:style-name="T2">lun 28/6/21</text:span></text:p>
          </draw:text-box>
        </draw:frame>
        <draw:polygon draw:style-name="gr1" draw:text-style-name="P1" draw:layer="layout" svg:width="2.441cm" svg:height="0.472cm" svg:x="22.887cm" svg:y="12.977cm" svg:viewBox="0 0 2442 473" draw:points="0,473 2442,473 2442,0 0,0">
          <text:p/>
        </draw:polygon>
        <draw:polygon draw:style-name="gr1" draw:text-style-name="P1" draw:layer="layout" svg:width="3.627cm" svg:height="0.472cm" svg:x="20.977cm" svg:y="12.977cm" svg:viewBox="0 0 3628 473" draw:points="0,473 3628,473 3628,0 0,0">
          <text:p/>
        </draw:polygon>
        <draw:polygon draw:style-name="gr1" draw:text-style-name="P1" draw:layer="layout" svg:width="2.243cm" svg:height="0.472cm" svg:x="24.102cm" svg:y="12.977cm" svg:viewBox="0 0 2244 473" draw:points="0,473 2244,473 2244,0 0,0">
          <text:p/>
        </draw:polygon>
        <draw:frame draw:style-name="gr4" draw:text-style-name="P5" draw:layer="layout" svg:width="2.783cm" svg:height="0.39cm" svg:x="21.017cm" svg:y="13.056cm">
          <draw:text-box>
            <text:p text:style-name="P9"><text:span text:style-name="T2">Gabriel Manrique</text:span></text:p>
          </draw:text-box>
        </draw:frame>
        <draw:polygon draw:style-name="gr1" draw:text-style-name="P1" draw:layer="layout" svg:width="2.639cm" svg:height="0.473cm" svg:x="15.575cm" svg:y="13.449cm" svg:viewBox="0 0 2640 474" draw:points="0,474 2640,474 2640,0 0,0">
          <text:p/>
        </draw:polygon>
        <draw:polygon draw:style-name="gr1" draw:text-style-name="P1" draw:layer="layout" svg:width="2.639cm" svg:height="0.473cm" svg:x="18.214cm" svg:y="13.449cm" svg:viewBox="0 0 2640 474" draw:points="0,474 2640,474 2640,0 0,0">
          <text:p/>
        </draw:polygon>
        <draw:frame draw:style-name="gr4" draw:text-style-name="P5" draw:layer="layout" svg:width="1.983cm" svg:height="0.39cm" svg:x="15.612cm" svg:y="13.529cm">
          <draw:text-box>
            <text:p text:style-name="P9"><text:span text:style-name="T2">mié 26/5/21</text:span></text:p>
          </draw:text-box>
        </draw:frame>
        <draw:frame draw:style-name="gr4" draw:text-style-name="P5" draw:layer="layout" svg:width="1.983cm" svg:height="0.39cm" svg:x="18.252cm" svg:y="13.529cm">
          <draw:text-box>
            <text:p text:style-name="P9"><text:span text:style-name="T2">mié 26/5/21</text:span></text:p>
          </draw:text-box>
        </draw:frame>
        <draw:polygon draw:style-name="gr1" draw:text-style-name="P1" draw:layer="layout" svg:width="2.441cm" svg:height="0.473cm" svg:x="22.887cm" svg:y="13.449cm" svg:viewBox="0 0 2442 474" draw:points="0,474 2442,474 2442,0 0,0">
          <text:p/>
        </draw:polygon>
        <draw:polygon draw:style-name="gr1" draw:text-style-name="P1" draw:layer="layout" svg:width="3.627cm" svg:height="0.473cm" svg:x="20.977cm" svg:y="13.449cm" svg:viewBox="0 0 3628 474" draw:points="0,474 3628,474 3628,0 0,0">
          <text:p/>
        </draw:polygon>
        <draw:polygon draw:style-name="gr1" draw:text-style-name="P1" draw:layer="layout" svg:width="2.243cm" svg:height="0.473cm" svg:x="24.102cm" svg:y="13.449cm" svg:viewBox="0 0 2244 474" draw:points="0,474 2244,474 2244,0 0,0">
          <text:p/>
        </draw:polygon>
        <draw:frame draw:style-name="gr4" draw:text-style-name="P5" draw:layer="layout" svg:width="1.098cm" svg:height="0.39cm" svg:x="21.017cm" svg:y="13.529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13.922cm" svg:viewBox="0 0 2640 474" draw:points="0,474 2640,474 2640,0 0,0">
          <text:p/>
        </draw:polygon>
        <draw:polygon draw:style-name="gr1" draw:text-style-name="P1" draw:layer="layout" svg:width="2.639cm" svg:height="0.473cm" svg:x="18.214cm" svg:y="13.922cm" svg:viewBox="0 0 2640 474" draw:points="0,474 2640,474 2640,0 0,0">
          <text:p/>
        </draw:polygon>
        <draw:frame draw:style-name="gr4" draw:text-style-name="P5" draw:layer="layout" svg:width="1.822cm" svg:height="0.39cm" svg:x="15.612cm" svg:y="14.002cm">
          <draw:text-box>
            <text:p text:style-name="P9"><text:span text:style-name="T2">mar 8/6/21</text:span></text:p>
          </draw:text-box>
        </draw:frame>
        <draw:frame draw:style-name="gr4" draw:text-style-name="P5" draw:layer="layout" svg:width="1.886cm" svg:height="0.39cm" svg:x="18.252cm" svg:y="14.002cm">
          <draw:text-box>
            <text:p text:style-name="P9"><text:span text:style-name="T2">lun 12/7/21</text:span></text:p>
          </draw:text-box>
        </draw:frame>
        <draw:polygon draw:style-name="gr1" draw:text-style-name="P1" draw:layer="layout" svg:width="2.441cm" svg:height="0.473cm" svg:x="22.887cm" svg:y="13.922cm" svg:viewBox="0 0 2442 474" draw:points="0,474 2442,474 2442,0 0,0">
          <text:p/>
        </draw:polygon>
        <draw:polygon draw:style-name="gr1" draw:text-style-name="P1" draw:layer="layout" svg:width="3.627cm" svg:height="0.473cm" svg:x="20.977cm" svg:y="13.922cm" svg:viewBox="0 0 3628 474" draw:points="0,474 3628,474 3628,0 0,0">
          <text:p/>
        </draw:polygon>
        <draw:polygon draw:style-name="gr1" draw:text-style-name="P1" draw:layer="layout" svg:width="2.243cm" svg:height="0.473cm" svg:x="24.102cm" svg:y="13.922cm" svg:viewBox="0 0 2244 474" draw:points="0,474 2244,474 2244,0 0,0">
          <text:p/>
        </draw:polygon>
        <draw:frame draw:style-name="gr4" draw:text-style-name="P5" draw:layer="layout" svg:width="1.192cm" svg:height="0.39cm" svg:x="21.017cm" svg:y="14.002cm">
          <draw:text-box>
            <text:p text:style-name="P9"><text:span text:style-name="T2">Jose Gil</text:span></text:p>
          </draw:text-box>
        </draw:frame>
        <draw:polygon draw:style-name="gr1" draw:text-style-name="P1" draw:layer="layout" svg:width="2.639cm" svg:height="0.473cm" svg:x="15.575cm" svg:y="14.395cm" svg:viewBox="0 0 2640 474" draw:points="0,474 2640,474 2640,0 0,0">
          <text:p/>
        </draw:polygon>
        <draw:polygon draw:style-name="gr1" draw:text-style-name="P1" draw:layer="layout" svg:width="2.639cm" svg:height="0.473cm" svg:x="18.214cm" svg:y="14.395cm" svg:viewBox="0 0 2640 474" draw:points="0,474 2640,474 2640,0 0,0">
          <text:p/>
        </draw:polygon>
        <draw:frame draw:style-name="gr4" draw:text-style-name="P5" draw:layer="layout" svg:width="1.822cm" svg:height="0.39cm" svg:x="15.612cm" svg:y="14.475cm">
          <draw:text-box>
            <text:p text:style-name="P9"><text:span text:style-name="T2">mar 8/6/21</text:span></text:p>
          </draw:text-box>
        </draw:frame>
        <draw:frame draw:style-name="gr4" draw:text-style-name="P5" draw:layer="layout" svg:width="1.886cm" svg:height="0.39cm" svg:x="18.252cm" svg:y="14.475cm">
          <draw:text-box>
            <text:p text:style-name="P9"><text:span text:style-name="T2">lun 12/7/21</text:span></text:p>
          </draw:text-box>
        </draw:frame>
        <draw:polygon draw:style-name="gr1" draw:text-style-name="P1" draw:layer="layout" svg:width="2.441cm" svg:height="0.473cm" svg:x="22.887cm" svg:y="14.395cm" svg:viewBox="0 0 2442 474" draw:points="0,474 2442,474 2442,0 0,0">
          <text:p/>
        </draw:polygon>
        <draw:polygon draw:style-name="gr1" draw:text-style-name="P1" draw:layer="layout" svg:width="3.627cm" svg:height="0.473cm" svg:x="20.977cm" svg:y="14.395cm" svg:viewBox="0 0 3628 474" draw:points="0,474 3628,474 3628,0 0,0">
          <text:p/>
        </draw:polygon>
        <draw:polygon draw:style-name="gr1" draw:text-style-name="P1" draw:layer="layout" svg:width="2.243cm" svg:height="0.473cm" svg:x="24.102cm" svg:y="14.395cm" svg:viewBox="0 0 2244 474" draw:points="0,474 2244,474 2244,0 0,0">
          <text:p/>
        </draw:polygon>
        <draw:frame draw:style-name="gr4" draw:text-style-name="P5" draw:layer="layout" svg:width="2.432cm" svg:height="0.39cm" svg:x="21.017cm" svg:y="14.475cm">
          <draw:text-box>
            <text:p text:style-name="P9"><text:span text:style-name="T2">Antonio Badillo</text:span></text:p>
          </draw:text-box>
        </draw:frame>
        <draw:polygon draw:style-name="gr1" draw:text-style-name="P1" draw:layer="layout" svg:width="2.639cm" svg:height="0.472cm" svg:x="15.575cm" svg:y="14.868cm" svg:viewBox="0 0 2640 473" draw:points="0,473 2640,473 2640,0 0,0">
          <text:p/>
        </draw:polygon>
        <draw:polygon draw:style-name="gr1" draw:text-style-name="P1" draw:layer="layout" svg:width="2.639cm" svg:height="0.472cm" svg:x="18.214cm" svg:y="14.868cm" svg:viewBox="0 0 2640 473" draw:points="0,473 2640,473 2640,0 0,0">
          <text:p/>
        </draw:polygon>
        <draw:frame draw:style-name="gr4" draw:text-style-name="P5" draw:layer="layout" svg:width="2.021cm" svg:height="0.39cm" svg:x="15.612cm" svg:y="14.947cm">
          <draw:text-box>
            <text:p text:style-name="P9"><text:span text:style-name="T2">mar 13/7/21</text:span></text:p>
          </draw:text-box>
        </draw:frame>
        <draw:frame draw:style-name="gr4" draw:text-style-name="P5" draw:layer="layout" svg:width="1.886cm" svg:height="0.39cm" svg:x="18.252cm" svg:y="14.947cm">
          <draw:text-box>
            <text:p text:style-name="P9"><text:span text:style-name="T2">lun 19/7/21</text:span></text:p>
          </draw:text-box>
        </draw:frame>
        <draw:polygon draw:style-name="gr1" draw:text-style-name="P1" draw:layer="layout" svg:width="2.441cm" svg:height="0.472cm" svg:x="22.887cm" svg:y="14.868cm" svg:viewBox="0 0 2442 473" draw:points="0,473 2442,473 2442,0 0,0">
          <text:p/>
        </draw:polygon>
        <draw:polygon draw:style-name="gr1" draw:text-style-name="P1" draw:layer="layout" svg:width="3.627cm" svg:height="0.472cm" svg:x="20.977cm" svg:y="14.868cm" svg:viewBox="0 0 3628 473" draw:points="0,473 3628,473 3628,0 0,0">
          <text:p/>
        </draw:polygon>
        <draw:polygon draw:style-name="gr1" draw:text-style-name="P1" draw:layer="layout" svg:width="2.243cm" svg:height="0.472cm" svg:x="24.102cm" svg:y="14.868cm" svg:viewBox="0 0 2244 473" draw:points="0,473 2244,473 2244,0 0,0">
          <text:p/>
        </draw:polygon>
        <draw:frame draw:style-name="gr4" draw:text-style-name="P5" draw:layer="layout" svg:width="1.098cm" svg:height="0.39cm" svg:x="21.017cm" svg:y="14.947cm">
          <draw:text-box>
            <text:p text:style-name="P9"><text:span text:style-name="T2">Equipo</text:span></text:p>
          </draw:text-box>
        </draw:frame>
        <draw:polygon draw:style-name="gr1" draw:text-style-name="P1" draw:layer="layout" svg:width="2.639cm" svg:height="0.473cm" svg:x="15.575cm" svg:y="15.34cm" svg:viewBox="0 0 2640 474" draw:points="0,474 2640,474 2640,0 0,0">
          <text:p/>
        </draw:polygon>
        <draw:polygon draw:style-name="gr1" draw:text-style-name="P1" draw:layer="layout" svg:width="2.639cm" svg:height="0.473cm" svg:x="18.214cm" svg:y="15.34cm" svg:viewBox="0 0 2640 474" draw:points="0,474 2640,474 2640,0 0,0">
          <text:p/>
        </draw:polygon>
        <draw:frame draw:style-name="gr4" draw:text-style-name="P5" draw:layer="layout" svg:width="2.021cm" svg:height="0.39cm" svg:x="15.612cm" svg:y="15.42cm">
          <draw:text-box>
            <text:p text:style-name="P9"><text:span text:style-name="T2">mar 20/7/21</text:span></text:p>
          </draw:text-box>
        </draw:frame>
        <draw:frame draw:style-name="gr4" draw:text-style-name="P5" draw:layer="layout" svg:width="1.886cm" svg:height="0.39cm" svg:x="18.252cm" svg:y="15.42cm">
          <draw:text-box>
            <text:p text:style-name="P9"><text:span text:style-name="T2">lun 26/7/21</text:span></text:p>
          </draw:text-box>
        </draw:frame>
        <draw:polygon draw:style-name="gr1" draw:text-style-name="P1" draw:layer="layout" svg:width="2.441cm" svg:height="0.473cm" svg:x="22.887cm" svg:y="15.34cm" svg:viewBox="0 0 2442 474" draw:points="0,474 2442,474 2442,0 0,0">
          <text:p/>
        </draw:polygon>
        <draw:polygon draw:style-name="gr1" draw:text-style-name="P1" draw:layer="layout" svg:width="3.627cm" svg:height="0.473cm" svg:x="20.977cm" svg:y="15.34cm" svg:viewBox="0 0 3628 474" draw:points="0,474 3628,474 3628,0 0,0">
          <text:p/>
        </draw:polygon>
        <draw:polygon draw:style-name="gr1" draw:text-style-name="P1" draw:layer="layout" svg:width="2.243cm" svg:height="0.473cm" svg:x="24.102cm" svg:y="15.34cm" svg:viewBox="0 0 2244 474" draw:points="0,474 2244,474 2244,0 0,0">
          <text:p/>
        </draw:polygon>
        <draw:frame draw:style-name="gr4" draw:text-style-name="P5" draw:layer="layout" svg:width="2.783cm" svg:height="0.39cm" svg:x="21.017cm" svg:y="15.42cm">
          <draw:text-box>
            <text:p text:style-name="P9"><text:span text:style-name="T2">Gabriel Manrique</text:span></text:p>
          </draw:text-box>
        </draw:frame>
        <draw:polygon draw:style-name="gr1" draw:text-style-name="P1" draw:layer="layout" svg:width="2.639cm" svg:height="0.473cm" svg:x="15.575cm" svg:y="15.813cm" svg:viewBox="0 0 2640 474" draw:points="0,474 2640,474 2640,0 0,0">
          <text:p/>
        </draw:polygon>
        <draw:polygon draw:style-name="gr1" draw:text-style-name="P1" draw:layer="layout" svg:width="2.639cm" svg:height="0.473cm" svg:x="18.214cm" svg:y="15.813cm" svg:viewBox="0 0 2640 474" draw:points="0,474 2640,474 2640,0 0,0">
          <text:p/>
        </draw:polygon>
        <draw:frame draw:style-name="gr4" draw:text-style-name="P5" draw:layer="layout" svg:width="2.021cm" svg:height="0.39cm" svg:x="15.612cm" svg:y="15.893cm">
          <draw:text-box>
            <text:p text:style-name="P9"><text:span text:style-name="T2">mar 20/7/21</text:span></text:p>
          </draw:text-box>
        </draw:frame>
        <draw:frame draw:style-name="gr4" draw:text-style-name="P5" draw:layer="layout" svg:width="1.687cm" svg:height="0.39cm" svg:x="18.252cm" svg:y="15.893cm">
          <draw:text-box>
            <text:p text:style-name="P9"><text:span text:style-name="T2">lun 2/8/21</text:span></text:p>
          </draw:text-box>
        </draw:frame>
        <draw:polygon draw:style-name="gr1" draw:text-style-name="P1" draw:layer="layout" svg:width="2.441cm" svg:height="0.473cm" svg:x="22.887cm" svg:y="15.813cm" svg:viewBox="0 0 2442 474" draw:points="0,474 2442,474 2442,0 0,0">
          <text:p/>
        </draw:polygon>
        <draw:polygon draw:style-name="gr1" draw:text-style-name="P1" draw:layer="layout" svg:width="3.627cm" svg:height="0.473cm" svg:x="20.977cm" svg:y="15.813cm" svg:viewBox="0 0 3628 474" draw:points="0,474 3628,474 3628,0 0,0">
          <text:p/>
        </draw:polygon>
        <draw:polygon draw:style-name="gr1" draw:text-style-name="P1" draw:layer="layout" svg:width="2.243cm" svg:height="0.473cm" svg:x="24.102cm" svg:y="15.813cm" svg:viewBox="0 0 2244 474" draw:points="0,474 2244,474 2244,0 0,0">
          <text:p/>
        </draw:polygon>
        <draw:frame draw:style-name="gr4" draw:text-style-name="P5" draw:layer="layout" svg:width="2.783cm" svg:height="0.39cm" svg:x="21.017cm" svg:y="15.893cm">
          <draw:text-box>
            <text:p text:style-name="P9"><text:span text:style-name="T2">Gabriel Manrique</text:span></text:p>
          </draw:text-box>
        </draw:frame>
        <draw:line draw:style-name="gr5" draw:text-style-name="P6" draw:layer="layout" svg:x1="2.1cm" svg:y1="3.523cm" svg:x2="26.85cm" svg:y2="3.523cm">
          <text:p/>
        </draw:line>
        <draw:line draw:style-name="gr5" draw:text-style-name="P6" draw:layer="layout" svg:x1="24.107cm" svg:y1="3.057cm" svg:x2="24.107cm" svg:y2="3.523cm">
          <text:p/>
        </draw:line>
        <draw:line draw:style-name="gr6" draw:text-style-name="P6" draw:layer="layout" svg:x1="15.58cm" svg:y1="3.999cm" svg:x2="32.201cm" svg:y2="3.999cm">
          <text:p/>
        </draw:line>
        <draw:line draw:style-name="gr6" draw:text-style-name="P6" draw:layer="layout" svg:x1="15.58cm" svg:y1="4.472cm" svg:x2="32.201cm" svg:y2="4.472cm">
          <text:p/>
        </draw:line>
        <draw:line draw:style-name="gr6" draw:text-style-name="P6" draw:layer="layout" svg:x1="15.58cm" svg:y1="4.945cm" svg:x2="32.201cm" svg:y2="4.945cm">
          <text:p/>
        </draw:line>
        <draw:line draw:style-name="gr6" draw:text-style-name="P6" draw:layer="layout" svg:x1="11.229cm" svg:y1="5.417cm" svg:x2="27.85cm" svg:y2="5.417cm">
          <text:p/>
        </draw:line>
        <draw:line draw:style-name="gr6" draw:text-style-name="P6" draw:layer="layout" svg:x1="15.58cm" svg:y1="5.891cm" svg:x2="32.201cm" svg:y2="5.891cm">
          <text:p/>
        </draw:line>
        <draw:line draw:style-name="gr6" draw:text-style-name="P6" draw:layer="layout" svg:x1="15.58cm" svg:y1="6.364cm" svg:x2="32.201cm" svg:y2="6.364cm">
          <text:p/>
        </draw:line>
        <draw:line draw:style-name="gr6" draw:text-style-name="P6" draw:layer="layout" svg:x1="15.58cm" svg:y1="6.837cm" svg:x2="32.201cm" svg:y2="6.837cm">
          <text:p/>
        </draw:line>
        <draw:line draw:style-name="gr6" draw:text-style-name="P6" draw:layer="layout" svg:x1="15.58cm" svg:y1="7.309cm" svg:x2="32.201cm" svg:y2="7.309cm">
          <text:p/>
        </draw:line>
        <draw:line draw:style-name="gr6" draw:text-style-name="P6" draw:layer="layout" svg:x1="15.58cm" svg:y1="7.782cm" svg:x2="32.201cm" svg:y2="7.782cm">
          <text:p/>
        </draw:line>
        <draw:line draw:style-name="gr6" draw:text-style-name="P6" draw:layer="layout" svg:x1="15.58cm" svg:y1="8.255cm" svg:x2="32.201cm" svg:y2="8.255cm">
          <text:p/>
        </draw:line>
        <draw:line draw:style-name="gr6" draw:text-style-name="P6" draw:layer="layout" svg:x1="15.58cm" svg:y1="8.727cm" svg:x2="32.201cm" svg:y2="8.727cm">
          <text:p/>
        </draw:line>
        <draw:line draw:style-name="gr6" draw:text-style-name="P6" draw:layer="layout" svg:x1="15.58cm" svg:y1="9.201cm" svg:x2="32.201cm" svg:y2="9.201cm">
          <text:p/>
        </draw:line>
        <draw:line draw:style-name="gr6" draw:text-style-name="P6" draw:layer="layout" svg:x1="15.58cm" svg:y1="9.674cm" svg:x2="32.201cm" svg:y2="9.674cm">
          <text:p/>
        </draw:line>
        <draw:line draw:style-name="gr6" draw:text-style-name="P6" draw:layer="layout" svg:x1="15.58cm" svg:y1="10.146cm" svg:x2="32.201cm" svg:y2="10.146cm">
          <text:p/>
        </draw:line>
        <draw:line draw:style-name="gr6" draw:text-style-name="P6" draw:layer="layout" svg:x1="15.58cm" svg:y1="10.619cm" svg:x2="32.201cm" svg:y2="10.619cm">
          <text:p/>
        </draw:line>
        <draw:line draw:style-name="gr6" draw:text-style-name="P6" draw:layer="layout" svg:x1="15.58cm" svg:y1="11.092cm" svg:x2="32.201cm" svg:y2="11.092cm">
          <text:p/>
        </draw:line>
        <draw:line draw:style-name="gr6" draw:text-style-name="P6" draw:layer="layout" svg:x1="15.58cm" svg:y1="11.564cm" svg:x2="32.201cm" svg:y2="11.564cm">
          <text:p/>
        </draw:line>
        <draw:line draw:style-name="gr6" draw:text-style-name="P6" draw:layer="layout" svg:x1="15.58cm" svg:y1="12.037cm" svg:x2="32.201cm" svg:y2="12.037cm">
          <text:p/>
        </draw:line>
        <draw:line draw:style-name="gr6" draw:text-style-name="P6" draw:layer="layout" svg:x1="15.58cm" svg:y1="12.51cm" svg:x2="32.201cm" svg:y2="12.51cm">
          <text:p/>
        </draw:line>
        <draw:line draw:style-name="gr6" draw:text-style-name="P6" draw:layer="layout" svg:x1="15.58cm" svg:y1="12.984cm" svg:x2="32.201cm" svg:y2="12.984cm">
          <text:p/>
        </draw:line>
        <draw:line draw:style-name="gr6" draw:text-style-name="P6" draw:layer="layout" svg:x1="15.58cm" svg:y1="13.456cm" svg:x2="32.201cm" svg:y2="13.456cm">
          <text:p/>
        </draw:line>
        <draw:line draw:style-name="gr6" draw:text-style-name="P6" draw:layer="layout" svg:x1="15.58cm" svg:y1="13.929cm" svg:x2="32.201cm" svg:y2="13.929cm">
          <text:p/>
        </draw:line>
        <draw:line draw:style-name="gr6" draw:text-style-name="P6" draw:layer="layout" svg:x1="15.58cm" svg:y1="14.402cm" svg:x2="32.201cm" svg:y2="14.402cm">
          <text:p/>
        </draw:line>
        <draw:line draw:style-name="gr6" draw:text-style-name="P6" draw:layer="layout" svg:x1="15.58cm" svg:y1="14.875cm" svg:x2="32.201cm" svg:y2="14.875cm">
          <text:p/>
        </draw:line>
        <draw:line draw:style-name="gr6" draw:text-style-name="P6" draw:layer="layout" svg:x1="15.58cm" svg:y1="15.347cm" svg:x2="32.201cm" svg:y2="15.347cm">
          <text:p/>
        </draw:line>
        <draw:line draw:style-name="gr6" draw:text-style-name="P6" draw:layer="layout" svg:x1="15.58cm" svg:y1="15.82cm" svg:x2="32.201cm" svg:y2="15.82cm">
          <text:p/>
        </draw:line>
        <draw:line draw:style-name="gr6" draw:text-style-name="P6" draw:layer="layout" svg:x1="18.219cm" svg:y1="3.526cm" svg:x2="18.219cm" svg:y2="16.286cm">
          <text:p/>
        </draw:line>
        <draw:line draw:style-name="gr6" draw:text-style-name="P6" draw:layer="layout" svg:x1="20.985cm" svg:y1="3.526cm" svg:x2="20.985cm" svg:y2="16.286cm">
          <text:p/>
        </draw:line>
        <draw:line draw:style-name="gr6" draw:text-style-name="P6" draw:layer="layout" svg:x1="24.11cm" svg:y1="3.526cm" svg:x2="24.11cm" svg:y2="16.286cm">
          <text:p/>
        </draw:line>
        <draw:line draw:style-name="gr5" draw:text-style-name="P6" draw:layer="layout" svg:x1="2.1cm" svg:y1="3.05cm" svg:x2="26.85cm" svg:y2="3.05cm">
          <text:p/>
        </draw:line>
        <draw:polygon draw:style-name="gr1" draw:text-style-name="P1" draw:layer="layout" svg:width="2.259cm" svg:height="0.424cm" svg:x="24.354cm" svg:y="3.07cm" svg:viewBox="0 0 2260 425" draw:points="0,425 2260,425 2260,0 0,0">
          <text:p/>
        </draw:polygon>
        <draw:polygon draw:style-name="gr1" draw:text-style-name="P1" draw:layer="layout" svg:width="3.429cm" svg:height="0.473cm" svg:x="29.85cm" svg:y="2.476cm" svg:viewBox="0 0 3430 474" draw:points="0,474 3430,474 3430,0 0,0">
          <text:p/>
        </draw:polygon>
        <draw:frame draw:style-name="gr11" draw:text-style-name="P3" draw:layer="layout" svg:width="2.254cm" svg:height="0.424cm" svg:x="24.359cm" svg:y="3.074cm">
          <draw:text-box>
            <text:p text:style-name="P9"><text:span text:style-name="T1">Trabajo previsto</text:span></text:p>
          </draw:text-box>
        </draw:frame>
        <draw:frame draw:style-name="gr12" draw:text-style-name="P5" draw:layer="layout" svg:width="1.022cm" svg:height="0.39cm" svg:x="25.705cm" svg:y="3.613cm">
          <draw:text-box>
            <text:p text:style-name="P9"><text:span text:style-name="T2">1 hora</text:span></text:p>
          </draw:text-box>
        </draw:frame>
        <draw:frame draw:style-name="gr12" draw:text-style-name="P5" draw:layer="layout" svg:width="1.022cm" svg:height="0.39cm" svg:x="25.705cm" svg:y="4.085cm">
          <draw:text-box>
            <text:p text:style-name="P9"><text:span text:style-name="T2">1 hora</text:span></text:p>
          </draw:text-box>
        </draw:frame>
        <draw:frame draw:style-name="gr13" draw:text-style-name="P5" draw:layer="layout" svg:width="1.175cm" svg:height="0.39cm" svg:x="25.55cm" svg:y="4.558cm">
          <draw:text-box>
            <text:p text:style-name="P9"><text:span text:style-name="T2">2 horas</text:span></text:p>
          </draw:text-box>
        </draw:frame>
        <draw:frame draw:style-name="gr13" draw:text-style-name="P5" draw:layer="layout" svg:width="1.175cm" svg:height="0.39cm" svg:x="25.55cm" svg:y="5.031cm">
          <draw:text-box>
            <text:p text:style-name="P9"><text:span text:style-name="T2">0 horas</text:span></text:p>
          </draw:text-box>
        </draw:frame>
        <draw:frame draw:style-name="gr13" draw:text-style-name="P5" draw:layer="layout" svg:width="1.175cm" svg:height="0.39cm" svg:x="25.55cm" svg:y="5.504cm">
          <draw:text-box>
            <text:p text:style-name="P9"><text:span text:style-name="T2">0 horas</text:span></text:p>
          </draw:text-box>
        </draw:frame>
        <draw:frame draw:style-name="gr13" draw:text-style-name="P5" draw:layer="layout" svg:width="1.175cm" svg:height="0.39cm" svg:x="25.55cm" svg:y="5.977cm">
          <draw:text-box>
            <text:p text:style-name="P9"><text:span text:style-name="T2">0 horas</text:span></text:p>
          </draw:text-box>
        </draw:frame>
        <draw:frame draw:style-name="gr13" draw:text-style-name="P5" draw:layer="layout" svg:width="1.175cm" svg:height="0.39cm" svg:x="25.55cm" svg:y="6.45cm">
          <draw:text-box>
            <text:p text:style-name="P9"><text:span text:style-name="T2">0 horas</text:span></text:p>
          </draw:text-box>
        </draw:frame>
        <draw:frame draw:style-name="gr13" draw:text-style-name="P5" draw:layer="layout" svg:width="1.175cm" svg:height="0.39cm" svg:x="25.55cm" svg:y="6.922cm">
          <draw:text-box>
            <text:p text:style-name="P9"><text:span text:style-name="T2">0 horas</text:span></text:p>
          </draw:text-box>
        </draw:frame>
        <draw:frame draw:style-name="gr13" draw:text-style-name="P5" draw:layer="layout" svg:width="1.175cm" svg:height="0.39cm" svg:x="25.55cm" svg:y="7.395cm">
          <draw:text-box>
            <text:p text:style-name="P9"><text:span text:style-name="T2">2 horas</text:span></text:p>
          </draw:text-box>
        </draw:frame>
        <draw:frame draw:style-name="gr13" draw:text-style-name="P5" draw:layer="layout" svg:width="1.175cm" svg:height="0.39cm" svg:x="25.55cm" svg:y="7.868cm">
          <draw:text-box>
            <text:p text:style-name="P9"><text:span text:style-name="T2">2 horas</text:span></text:p>
          </draw:text-box>
        </draw:frame>
        <draw:frame draw:style-name="gr13" draw:text-style-name="P5" draw:layer="layout" svg:width="1.175cm" svg:height="0.39cm" svg:x="25.55cm" svg:y="8.341cm">
          <draw:text-box>
            <text:p text:style-name="P9"><text:span text:style-name="T2">2 horas</text:span></text:p>
          </draw:text-box>
        </draw:frame>
        <draw:frame draw:style-name="gr13" draw:text-style-name="P5" draw:layer="layout" svg:width="1.175cm" svg:height="0.39cm" svg:x="25.55cm" svg:y="8.814cm">
          <draw:text-box>
            <text:p text:style-name="P9"><text:span text:style-name="T2">8 horas</text:span></text:p>
          </draw:text-box>
        </draw:frame>
        <draw:frame draw:style-name="gr14" draw:text-style-name="P5" draw:layer="layout" svg:width="1.374cm" svg:height="0.39cm" svg:x="25.351cm" svg:y="9.287cm">
          <draw:text-box>
            <text:p text:style-name="P9"><text:span text:style-name="T2">30 horas</text:span></text:p>
          </draw:text-box>
        </draw:frame>
        <draw:frame draw:style-name="gr13" draw:text-style-name="P5" draw:layer="layout" svg:width="1.175cm" svg:height="0.39cm" svg:x="25.55cm" svg:y="9.759cm">
          <draw:text-box>
            <text:p text:style-name="P9"><text:span text:style-name="T2">2 horas</text:span></text:p>
          </draw:text-box>
        </draw:frame>
        <draw:frame draw:style-name="gr13" draw:text-style-name="P5" draw:layer="layout" svg:width="1.175cm" svg:height="0.39cm" svg:x="25.55cm" svg:y="10.232cm">
          <draw:text-box>
            <text:p text:style-name="P9"><text:span text:style-name="T2">6 horas</text:span></text:p>
          </draw:text-box>
        </draw:frame>
        <draw:frame draw:style-name="gr13" draw:text-style-name="P5" draw:layer="layout" svg:width="1.175cm" svg:height="0.39cm" svg:x="25.55cm" svg:y="10.705cm">
          <draw:text-box>
            <text:p text:style-name="P9"><text:span text:style-name="T2">6 horas</text:span></text:p>
          </draw:text-box>
        </draw:frame>
        <draw:frame draw:style-name="gr13" draw:text-style-name="P5" draw:layer="layout" svg:width="1.175cm" svg:height="0.39cm" svg:x="25.55cm" svg:y="11.178cm">
          <draw:text-box>
            <text:p text:style-name="P9"><text:span text:style-name="T2">6 horas</text:span></text:p>
          </draw:text-box>
        </draw:frame>
        <draw:frame draw:style-name="gr13" draw:text-style-name="P5" draw:layer="layout" svg:width="1.175cm" svg:height="0.39cm" svg:x="25.55cm" svg:y="11.65cm">
          <draw:text-box>
            <text:p text:style-name="P9"><text:span text:style-name="T2">8 horas</text:span></text:p>
          </draw:text-box>
        </draw:frame>
        <draw:frame draw:style-name="gr13" draw:text-style-name="P5" draw:layer="layout" svg:width="1.175cm" svg:height="0.39cm" svg:x="25.55cm" svg:y="12.123cm">
          <draw:text-box>
            <text:p text:style-name="P9"><text:span text:style-name="T2">8 horas</text:span></text:p>
          </draw:text-box>
        </draw:frame>
        <draw:frame draw:style-name="gr13" draw:text-style-name="P5" draw:layer="layout" svg:width="1.175cm" svg:height="0.39cm" svg:x="25.55cm" svg:y="12.597cm">
          <draw:text-box>
            <text:p text:style-name="P9"><text:span text:style-name="T2">8 horas</text:span></text:p>
          </draw:text-box>
        </draw:frame>
        <draw:frame draw:style-name="gr13" draw:text-style-name="P5" draw:layer="layout" svg:width="1.175cm" svg:height="0.39cm" svg:x="25.55cm" svg:y="13.069cm">
          <draw:text-box>
            <text:p text:style-name="P9"><text:span text:style-name="T2">2 horas</text:span></text:p>
          </draw:text-box>
        </draw:frame>
        <draw:frame draw:style-name="gr13" draw:text-style-name="P5" draw:layer="layout" svg:width="1.175cm" svg:height="0.39cm" svg:x="25.55cm" svg:y="13.542cm">
          <draw:text-box>
            <text:p text:style-name="P9"><text:span text:style-name="T2">4 horas</text:span></text:p>
          </draw:text-box>
        </draw:frame>
        <draw:frame draw:style-name="gr14" draw:text-style-name="P5" draw:layer="layout" svg:width="1.374cm" svg:height="0.39cm" svg:x="25.351cm" svg:y="14.015cm">
          <draw:text-box>
            <text:p text:style-name="P9"><text:span text:style-name="T2">50 horas</text:span></text:p>
          </draw:text-box>
        </draw:frame>
        <draw:frame draw:style-name="gr14" draw:text-style-name="P5" draw:layer="layout" svg:width="1.374cm" svg:height="0.39cm" svg:x="25.351cm" svg:y="14.488cm">
          <draw:text-box>
            <text:p text:style-name="P9"><text:span text:style-name="T2">50 horas</text:span></text:p>
          </draw:text-box>
        </draw:frame>
        <draw:frame draw:style-name="gr14" draw:text-style-name="P5" draw:layer="layout" svg:width="1.374cm" svg:height="0.39cm" svg:x="25.351cm" svg:y="14.96cm">
          <draw:text-box>
            <text:p text:style-name="P9"><text:span text:style-name="T2">10 horas</text:span></text:p>
          </draw:text-box>
        </draw:frame>
        <draw:frame draw:style-name="gr14" draw:text-style-name="P5" draw:layer="layout" svg:width="1.374cm" svg:height="0.39cm" svg:x="25.351cm" svg:y="15.433cm">
          <draw:text-box>
            <text:p text:style-name="P9"><text:span text:style-name="T2">10 horas</text:span></text:p>
          </draw:text-box>
        </draw:frame>
        <draw:line draw:style-name="gr5" draw:text-style-name="P6" draw:layer="layout" svg:x1="26.749cm" svg:y1="3.536cm" svg:x2="26.749cm" svg:y2="16.302cm">
          <text:p/>
        </draw:line>
        <draw:line draw:style-name="gr5" draw:text-style-name="P6" draw:layer="layout" svg:x1="26.749cm" svg:y1="3.07cm" svg:x2="26.749cm" svg:y2="3.536cm">
          <text:p/>
        </draw:line>
        <draw:frame draw:style-name="gr14" draw:text-style-name="P5" draw:layer="layout" svg:width="1.374cm" svg:height="0.39cm" svg:x="25.351cm" svg:y="15.906cm">
          <draw:text-box>
            <text:p text:style-name="P9"><text:span text:style-name="T2">20 horas</text:span></text:p>
          </draw:text-box>
        </draw:frame>
        <draw:line draw:style-name="gr5" draw:text-style-name="P6" draw:layer="layout" svg:x1="24.123cm" svg:y1="3.1cm" svg:x2="24.133cm" svg:y2="16.3cm">
          <text:p/>
        </draw:line>
        <draw:line draw:style-name="gr5" draw:text-style-name="P6" draw:layer="layout" svg:x1="20.963cm" svg:y1="3.1cm" svg:x2="20.973cm" svg:y2="16.3cm">
          <text:p/>
        </draw:line>
        <draw:line draw:style-name="gr5" draw:text-style-name="P6" draw:layer="layout" svg:x1="18.184cm" svg:y1="3.1cm" svg:x2="18.194cm" svg:y2="16.3cm">
          <text:p/>
        </draw:line>
        <draw:frame draw:style-name="gr3" draw:text-style-name="P3" draw:layer="layout" svg:width="0.317cm" svg:height="0.424cm" svg:x="2.536cm" svg:y="3.052cm">
          <draw:text-box>
            <text:p text:style-name="P9"><text:span text:style-name="T1">Id</text:span></text:p>
          </draw:text-box>
        </draw:frame>
        <draw:polygon draw:style-name="gr1" draw:text-style-name="P1" draw:layer="layout" svg:width="0.17cm" svg:height="0.423cm" svg:x="2.643cm" svg:y="3.514cm" svg:viewBox="0 0 171 424" draw:points="0,424 171,424 171,0 0,0">
          <text:p/>
        </draw:polygon>
        <draw:polygon draw:style-name="gr1" draw:text-style-name="P1" draw:layer="layout" svg:width="0.17cm" svg:height="0.423cm" svg:x="2.643cm" svg:y="3.987cm" svg:viewBox="0 0 171 424" draw:points="0,424 171,424 171,0 0,0">
          <text:p/>
        </draw:polygon>
        <draw:frame draw:style-name="gr15" draw:text-style-name="P3" draw:layer="layout" svg:width="0.317cm" svg:height="0.424cm" svg:x="2.644cm" svg:y="3.518cm">
          <draw:text-box>
            <text:p text:style-name="P9"><text:span text:style-name="T1">1</text:span></text:p>
          </draw:text-box>
        </draw:frame>
        <draw:polygon draw:style-name="gr1" draw:text-style-name="P1" draw:layer="layout" svg:width="0.17cm" svg:height="0.424cm" svg:x="2.643cm" svg:y="4.459cm" svg:viewBox="0 0 171 425" draw:points="0,425 171,425 171,0 0,0">
          <text:p/>
        </draw:polygon>
        <draw:frame draw:style-name="gr3" draw:text-style-name="P3" draw:layer="layout" svg:width="0.317cm" svg:height="0.424cm" svg:x="2.644cm" svg:y="3.99cm">
          <draw:text-box>
            <text:p text:style-name="P9"><text:span text:style-name="T1">2</text:span></text:p>
          </draw:text-box>
        </draw:frame>
        <draw:polygon draw:style-name="gr1" draw:text-style-name="P1" draw:layer="layout" svg:width="0.17cm" svg:height="0.423cm" svg:x="2.643cm" svg:y="4.932cm" svg:viewBox="0 0 171 424" draw:points="0,424 171,424 171,0 0,0">
          <text:p/>
        </draw:polygon>
        <draw:frame draw:style-name="gr3" draw:text-style-name="P3" draw:layer="layout" svg:width="0.317cm" svg:height="0.424cm" svg:x="2.644cm" svg:y="4.463cm">
          <draw:text-box>
            <text:p text:style-name="P9"><text:span text:style-name="T1">3</text:span></text:p>
          </draw:text-box>
        </draw:frame>
        <draw:polygon draw:style-name="gr1" draw:text-style-name="P1" draw:layer="layout" svg:width="0.17cm" svg:height="0.423cm" svg:x="2.643cm" svg:y="5.406cm" svg:viewBox="0 0 171 424" draw:points="0,424 171,424 171,0 0,0">
          <text:p/>
        </draw:polygon>
        <draw:frame draw:style-name="gr3" draw:text-style-name="P3" draw:layer="layout" svg:width="0.317cm" svg:height="0.424cm" svg:x="2.644cm" svg:y="4.936cm">
          <draw:text-box>
            <text:p text:style-name="P9"><text:span text:style-name="T1">4</text:span></text:p>
          </draw:text-box>
        </draw:frame>
        <draw:polygon draw:style-name="gr1" draw:text-style-name="P1" draw:layer="layout" svg:width="0.17cm" svg:height="0.423cm" svg:x="2.643cm" svg:y="5.879cm" svg:viewBox="0 0 171 424" draw:points="0,424 171,424 171,0 0,0">
          <text:p/>
        </draw:polygon>
        <draw:frame draw:style-name="gr3" draw:text-style-name="P3" draw:layer="layout" svg:width="0.317cm" svg:height="0.424cm" svg:x="2.644cm" svg:y="5.409cm">
          <draw:text-box>
            <text:p text:style-name="P9"><text:span text:style-name="T1">5</text:span></text:p>
          </draw:text-box>
        </draw:frame>
        <draw:polygon draw:style-name="gr1" draw:text-style-name="P1" draw:layer="layout" svg:width="0.17cm" svg:height="0.424cm" svg:x="2.643cm" svg:y="6.351cm" svg:viewBox="0 0 171 425" draw:points="0,425 171,425 171,0 0,0">
          <text:p/>
        </draw:polygon>
        <draw:frame draw:style-name="gr3" draw:text-style-name="P3" draw:layer="layout" svg:width="0.317cm" svg:height="0.424cm" svg:x="2.644cm" svg:y="5.882cm">
          <draw:text-box>
            <text:p text:style-name="P9"><text:span text:style-name="T1">6</text:span></text:p>
          </draw:text-box>
        </draw:frame>
        <draw:polygon draw:style-name="gr1" draw:text-style-name="P1" draw:layer="layout" svg:width="0.17cm" svg:height="0.423cm" svg:x="2.643cm" svg:y="6.824cm" svg:viewBox="0 0 171 424" draw:points="0,424 171,424 171,0 0,0">
          <text:p/>
        </draw:polygon>
        <draw:frame draw:style-name="gr3" draw:text-style-name="P3" draw:layer="layout" svg:width="0.317cm" svg:height="0.424cm" svg:x="2.644cm" svg:y="6.355cm">
          <draw:text-box>
            <text:p text:style-name="P9"><text:span text:style-name="T1">7</text:span></text:p>
          </draw:text-box>
        </draw:frame>
        <draw:polygon draw:style-name="gr1" draw:text-style-name="P1" draw:layer="layout" svg:width="0.17cm" svg:height="0.423cm" svg:x="2.643cm" svg:y="7.297cm" svg:viewBox="0 0 171 424" draw:points="0,424 171,424 171,0 0,0">
          <text:p/>
        </draw:polygon>
        <draw:frame draw:style-name="gr3" draw:text-style-name="P3" draw:layer="layout" svg:width="0.317cm" svg:height="0.424cm" svg:x="2.644cm" svg:y="6.828cm">
          <draw:text-box>
            <text:p text:style-name="P9"><text:span text:style-name="T1">8</text:span></text:p>
          </draw:text-box>
        </draw:frame>
        <draw:polygon draw:style-name="gr1" draw:text-style-name="P1" draw:layer="layout" svg:width="0.338cm" svg:height="0.424cm" svg:x="2.559cm" svg:y="7.769cm" svg:viewBox="0 0 339 425" draw:points="0,425 339,425 339,0 0,0">
          <text:p/>
        </draw:polygon>
        <draw:frame draw:style-name="gr3" draw:text-style-name="P3" draw:layer="layout" svg:width="0.317cm" svg:height="0.424cm" svg:x="2.644cm" svg:y="7.3cm">
          <draw:text-box>
            <text:p text:style-name="P9"><text:span text:style-name="T1">9</text:span></text:p>
          </draw:text-box>
        </draw:frame>
        <draw:polygon draw:style-name="gr1" draw:text-style-name="P1" draw:layer="layout" svg:width="0.338cm" svg:height="0.423cm" svg:x="2.559cm" svg:y="8.242cm" svg:viewBox="0 0 339 424" draw:points="0,424 339,424 339,0 0,0">
          <text:p/>
        </draw:polygon>
        <draw:frame draw:style-name="gr3" draw:text-style-name="P3" draw:layer="layout" svg:width="0.341cm" svg:height="0.424cm" svg:x="2.559cm" svg:y="7.773cm">
          <draw:text-box>
            <text:p text:style-name="P9"><text:span text:style-name="T1">10</text:span></text:p>
          </draw:text-box>
        </draw:frame>
        <draw:polygon draw:style-name="gr1" draw:text-style-name="P1" draw:layer="layout" svg:width="0.338cm" svg:height="0.423cm" svg:x="2.559cm" svg:y="8.715cm" svg:viewBox="0 0 339 424" draw:points="0,424 339,424 339,0 0,0">
          <text:p/>
        </draw:polygon>
        <draw:frame draw:style-name="gr3" draw:text-style-name="P3" draw:layer="layout" svg:width="0.341cm" svg:height="0.424cm" svg:x="2.559cm" svg:y="8.246cm">
          <draw:text-box>
            <text:p text:style-name="P9"><text:span text:style-name="T1">11</text:span></text:p>
          </draw:text-box>
        </draw:frame>
        <draw:polygon draw:style-name="gr1" draw:text-style-name="P1" draw:layer="layout" svg:width="0.338cm" svg:height="0.423cm" svg:x="2.559cm" svg:y="9.189cm" svg:viewBox="0 0 339 424" draw:points="0,424 339,424 339,0 0,0">
          <text:p/>
        </draw:polygon>
        <draw:frame draw:style-name="gr3" draw:text-style-name="P3" draw:layer="layout" svg:width="0.341cm" svg:height="0.424cm" svg:x="2.559cm" svg:y="8.719cm">
          <draw:text-box>
            <text:p text:style-name="P9"><text:span text:style-name="T1">12</text:span></text:p>
          </draw:text-box>
        </draw:frame>
        <draw:polygon draw:style-name="gr1" draw:text-style-name="P1" draw:layer="layout" svg:width="0.338cm" svg:height="0.423cm" svg:x="2.559cm" svg:y="9.661cm" svg:viewBox="0 0 339 424" draw:points="0,424 339,424 339,0 0,0">
          <text:p/>
        </draw:polygon>
        <draw:frame draw:style-name="gr3" draw:text-style-name="P3" draw:layer="layout" svg:width="0.341cm" svg:height="0.424cm" svg:x="2.559cm" svg:y="9.192cm">
          <draw:text-box>
            <text:p text:style-name="P9"><text:span text:style-name="T1">13</text:span></text:p>
          </draw:text-box>
        </draw:frame>
        <draw:polygon draw:style-name="gr1" draw:text-style-name="P1" draw:layer="layout" svg:width="0.338cm" svg:height="0.423cm" svg:x="2.559cm" svg:y="10.134cm" svg:viewBox="0 0 339 424" draw:points="0,424 339,424 339,0 0,0">
          <text:p/>
        </draw:polygon>
        <draw:frame draw:style-name="gr3" draw:text-style-name="P3" draw:layer="layout" svg:width="0.341cm" svg:height="0.424cm" svg:x="2.559cm" svg:y="9.665cm">
          <draw:text-box>
            <text:p text:style-name="P9"><text:span text:style-name="T1">14</text:span></text:p>
          </draw:text-box>
        </draw:frame>
        <draw:polygon draw:style-name="gr1" draw:text-style-name="P1" draw:layer="layout" svg:width="0.338cm" svg:height="0.424cm" svg:x="2.559cm" svg:y="10.606cm" svg:viewBox="0 0 339 425" draw:points="0,425 339,425 339,0 0,0">
          <text:p/>
        </draw:polygon>
        <draw:frame draw:style-name="gr3" draw:text-style-name="P3" draw:layer="layout" svg:width="0.341cm" svg:height="0.424cm" svg:x="2.559cm" svg:y="10.137cm">
          <draw:text-box>
            <text:p text:style-name="P9"><text:span text:style-name="T1">15</text:span></text:p>
          </draw:text-box>
        </draw:frame>
        <draw:polygon draw:style-name="gr1" draw:text-style-name="P1" draw:layer="layout" svg:width="0.338cm" svg:height="0.424cm" svg:x="2.559cm" svg:y="11.079cm" svg:viewBox="0 0 339 425" draw:points="0,425 339,425 339,0 0,0">
          <text:p/>
        </draw:polygon>
        <draw:frame draw:style-name="gr3" draw:text-style-name="P3" draw:layer="layout" svg:width="0.341cm" svg:height="0.424cm" svg:x="2.559cm" svg:y="10.61cm">
          <draw:text-box>
            <text:p text:style-name="P9"><text:span text:style-name="T1">16</text:span></text:p>
          </draw:text-box>
        </draw:frame>
        <draw:polygon draw:style-name="gr1" draw:text-style-name="P1" draw:layer="layout" svg:width="0.338cm" svg:height="0.423cm" svg:x="2.559cm" svg:y="11.552cm" svg:viewBox="0 0 339 424" draw:points="0,424 339,424 339,0 0,0">
          <text:p/>
        </draw:polygon>
        <draw:frame draw:style-name="gr3" draw:text-style-name="P3" draw:layer="layout" svg:width="0.341cm" svg:height="0.424cm" svg:x="2.559cm" svg:y="11.083cm">
          <draw:text-box>
            <text:p text:style-name="P9"><text:span text:style-name="T1">17</text:span></text:p>
          </draw:text-box>
        </draw:frame>
        <draw:polygon draw:style-name="gr1" draw:text-style-name="P1" draw:layer="layout" svg:width="0.338cm" svg:height="0.423cm" svg:x="2.559cm" svg:y="12.025cm" svg:viewBox="0 0 339 424" draw:points="0,424 339,424 339,0 0,0">
          <text:p/>
        </draw:polygon>
        <draw:frame draw:style-name="gr3" draw:text-style-name="P3" draw:layer="layout" svg:width="0.341cm" svg:height="0.424cm" svg:x="2.559cm" svg:y="11.556cm">
          <draw:text-box>
            <text:p text:style-name="P9"><text:span text:style-name="T1">18</text:span></text:p>
          </draw:text-box>
        </draw:frame>
        <draw:polygon draw:style-name="gr1" draw:text-style-name="P1" draw:layer="layout" svg:width="0.338cm" svg:height="0.424cm" svg:x="2.559cm" svg:y="12.498cm" svg:viewBox="0 0 339 425" draw:points="0,425 339,425 339,0 0,0">
          <text:p/>
        </draw:polygon>
        <draw:frame draw:style-name="gr3" draw:text-style-name="P3" draw:layer="layout" svg:width="0.341cm" svg:height="0.424cm" svg:x="2.559cm" svg:y="12.029cm">
          <draw:text-box>
            <text:p text:style-name="P9"><text:span text:style-name="T1">19</text:span></text:p>
          </draw:text-box>
        </draw:frame>
        <draw:polygon draw:style-name="gr1" draw:text-style-name="P1" draw:layer="layout" svg:width="0.338cm" svg:height="0.423cm" svg:x="2.559cm" svg:y="12.971cm" svg:viewBox="0 0 339 424" draw:points="0,424 339,424 339,0 0,0">
          <text:p/>
        </draw:polygon>
        <draw:frame draw:style-name="gr3" draw:text-style-name="P3" draw:layer="layout" svg:width="0.341cm" svg:height="0.424cm" svg:x="2.559cm" svg:y="12.502cm">
          <draw:text-box>
            <text:p text:style-name="P9"><text:span text:style-name="T1">20</text:span></text:p>
          </draw:text-box>
        </draw:frame>
        <draw:polygon draw:style-name="gr1" draw:text-style-name="P1" draw:layer="layout" svg:width="0.338cm" svg:height="0.423cm" svg:x="2.559cm" svg:y="13.444cm" svg:viewBox="0 0 339 424" draw:points="0,424 339,424 339,0 0,0">
          <text:p/>
        </draw:polygon>
        <draw:frame draw:style-name="gr3" draw:text-style-name="P3" draw:layer="layout" svg:width="0.341cm" svg:height="0.424cm" svg:x="2.559cm" svg:y="12.975cm">
          <draw:text-box>
            <text:p text:style-name="P9"><text:span text:style-name="T1">21</text:span></text:p>
          </draw:text-box>
        </draw:frame>
        <draw:polygon draw:style-name="gr1" draw:text-style-name="P1" draw:layer="layout" svg:width="0.338cm" svg:height="0.423cm" svg:x="2.559cm" svg:y="13.917cm" svg:viewBox="0 0 339 424" draw:points="0,424 339,424 339,0 0,0">
          <text:p/>
        </draw:polygon>
        <draw:frame draw:style-name="gr3" draw:text-style-name="P3" draw:layer="layout" svg:width="0.341cm" svg:height="0.424cm" svg:x="2.559cm" svg:y="13.448cm">
          <draw:text-box>
            <text:p text:style-name="P9"><text:span text:style-name="T1">22</text:span></text:p>
          </draw:text-box>
        </draw:frame>
        <draw:polygon draw:style-name="gr1" draw:text-style-name="P1" draw:layer="layout" svg:width="0.338cm" svg:height="0.424cm" svg:x="2.559cm" svg:y="14.389cm" svg:viewBox="0 0 339 425" draw:points="0,425 339,425 339,0 0,0">
          <text:p/>
        </draw:polygon>
        <draw:frame draw:style-name="gr3" draw:text-style-name="P3" draw:layer="layout" svg:width="0.341cm" svg:height="0.424cm" svg:x="2.559cm" svg:y="13.92cm">
          <draw:text-box>
            <text:p text:style-name="P9"><text:span text:style-name="T1">23</text:span></text:p>
          </draw:text-box>
        </draw:frame>
        <draw:polygon draw:style-name="gr1" draw:text-style-name="P1" draw:layer="layout" svg:width="0.338cm" svg:height="0.423cm" svg:x="2.559cm" svg:y="14.862cm" svg:viewBox="0 0 339 424" draw:points="0,424 339,424 339,0 0,0">
          <text:p/>
        </draw:polygon>
        <draw:frame draw:style-name="gr3" draw:text-style-name="P3" draw:layer="layout" svg:width="0.341cm" svg:height="0.424cm" svg:x="2.559cm" svg:y="14.393cm">
          <draw:text-box>
            <text:p text:style-name="P9"><text:span text:style-name="T1">24</text:span></text:p>
          </draw:text-box>
        </draw:frame>
        <draw:polygon draw:style-name="gr1" draw:text-style-name="P1" draw:layer="layout" svg:width="0.338cm" svg:height="0.423cm" svg:x="2.559cm" svg:y="15.335cm" svg:viewBox="0 0 339 424" draw:points="0,424 339,424 339,0 0,0">
          <text:p/>
        </draw:polygon>
        <draw:frame draw:style-name="gr3" draw:text-style-name="P3" draw:layer="layout" svg:width="0.341cm" svg:height="0.424cm" svg:x="2.559cm" svg:y="14.866cm">
          <draw:text-box>
            <text:p text:style-name="P9"><text:span text:style-name="T1">25</text:span></text:p>
          </draw:text-box>
        </draw:frame>
        <draw:polygon draw:style-name="gr1" draw:text-style-name="P1" draw:layer="layout" svg:width="0.338cm" svg:height="0.424cm" svg:x="2.559cm" svg:y="15.807cm" svg:viewBox="0 0 339 425" draw:points="0,425 339,425 339,0 0,0">
          <text:p/>
        </draw:polygon>
        <draw:frame draw:style-name="gr3" draw:text-style-name="P3" draw:layer="layout" svg:width="0.341cm" svg:height="0.424cm" svg:x="2.559cm" svg:y="15.338cm">
          <draw:text-box>
            <text:p text:style-name="P9"><text:span text:style-name="T1">26</text:span></text:p>
          </draw:text-box>
        </draw:frame>
        <draw:line draw:style-name="gr5" draw:text-style-name="P6" draw:layer="layout" svg:x1="2.1cm" svg:y1="3.987cm" svg:x2="3.356cm" svg:y2="3.987cm">
          <text:p/>
        </draw:line>
        <draw:line draw:style-name="gr5" draw:text-style-name="P6" draw:layer="layout" svg:x1="2.1cm" svg:y1="4.459cm" svg:x2="3.356cm" svg:y2="4.459cm">
          <text:p/>
        </draw:line>
        <draw:line draw:style-name="gr5" draw:text-style-name="P6" draw:layer="layout" svg:x1="2.1cm" svg:y1="4.932cm" svg:x2="3.356cm" svg:y2="4.932cm">
          <text:p/>
        </draw:line>
        <draw:line draw:style-name="gr5" draw:text-style-name="P6" draw:layer="layout" svg:x1="2.1cm" svg:y1="5.405cm" svg:x2="3.356cm" svg:y2="5.405cm">
          <text:p/>
        </draw:line>
        <draw:line draw:style-name="gr5" draw:text-style-name="P6" draw:layer="layout" svg:x1="2.1cm" svg:y1="5.879cm" svg:x2="3.356cm" svg:y2="5.879cm">
          <text:p/>
        </draw:line>
        <draw:line draw:style-name="gr5" draw:text-style-name="P6" draw:layer="layout" svg:x1="2.1cm" svg:y1="6.351cm" svg:x2="3.356cm" svg:y2="6.351cm">
          <text:p/>
        </draw:line>
        <draw:line draw:style-name="gr5" draw:text-style-name="P6" draw:layer="layout" svg:x1="2.1cm" svg:y1="6.824cm" svg:x2="3.356cm" svg:y2="6.824cm">
          <text:p/>
        </draw:line>
        <draw:line draw:style-name="gr5" draw:text-style-name="P6" draw:layer="layout" svg:x1="2.1cm" svg:y1="7.297cm" svg:x2="3.356cm" svg:y2="7.297cm">
          <text:p/>
        </draw:line>
        <draw:line draw:style-name="gr5" draw:text-style-name="P6" draw:layer="layout" svg:x1="2.1cm" svg:y1="7.769cm" svg:x2="3.356cm" svg:y2="7.769cm">
          <text:p/>
        </draw:line>
        <draw:line draw:style-name="gr5" draw:text-style-name="P6" draw:layer="layout" svg:x1="2.1cm" svg:y1="8.242cm" svg:x2="3.356cm" svg:y2="8.242cm">
          <text:p/>
        </draw:line>
        <draw:line draw:style-name="gr5" draw:text-style-name="P6" draw:layer="layout" svg:x1="2.1cm" svg:y1="8.715cm" svg:x2="3.356cm" svg:y2="8.715cm">
          <text:p/>
        </draw:line>
        <draw:line draw:style-name="gr5" draw:text-style-name="P6" draw:layer="layout" svg:x1="2.1cm" svg:y1="9.189cm" svg:x2="3.356cm" svg:y2="9.189cm">
          <text:p/>
        </draw:line>
        <draw:line draw:style-name="gr5" draw:text-style-name="P6" draw:layer="layout" svg:x1="2.1cm" svg:y1="9.661cm" svg:x2="3.356cm" svg:y2="9.661cm">
          <text:p/>
        </draw:line>
        <draw:line draw:style-name="gr5" draw:text-style-name="P6" draw:layer="layout" svg:x1="2.1cm" svg:y1="10.134cm" svg:x2="3.356cm" svg:y2="10.134cm">
          <text:p/>
        </draw:line>
        <draw:line draw:style-name="gr5" draw:text-style-name="P6" draw:layer="layout" svg:x1="2.1cm" svg:y1="10.606cm" svg:x2="3.356cm" svg:y2="10.606cm">
          <text:p/>
        </draw:line>
        <draw:line draw:style-name="gr5" draw:text-style-name="P6" draw:layer="layout" svg:x1="2.1cm" svg:y1="11.079cm" svg:x2="3.356cm" svg:y2="11.079cm">
          <text:p/>
        </draw:line>
        <draw:line draw:style-name="gr5" draw:text-style-name="P6" draw:layer="layout" svg:x1="2.1cm" svg:y1="11.552cm" svg:x2="3.356cm" svg:y2="11.552cm">
          <text:p/>
        </draw:line>
        <draw:line draw:style-name="gr5" draw:text-style-name="P6" draw:layer="layout" svg:x1="2.1cm" svg:y1="12.025cm" svg:x2="3.356cm" svg:y2="12.025cm">
          <text:p/>
        </draw:line>
        <draw:line draw:style-name="gr5" draw:text-style-name="P6" draw:layer="layout" svg:x1="2.1cm" svg:y1="12.497cm" svg:x2="3.356cm" svg:y2="12.497cm">
          <text:p/>
        </draw:line>
        <draw:line draw:style-name="gr5" draw:text-style-name="P6" draw:layer="layout" svg:x1="2.1cm" svg:y1="12.971cm" svg:x2="3.356cm" svg:y2="12.971cm">
          <text:p/>
        </draw:line>
        <draw:line draw:style-name="gr5" draw:text-style-name="P6" draw:layer="layout" svg:x1="2.1cm" svg:y1="13.444cm" svg:x2="3.356cm" svg:y2="13.444cm">
          <text:p/>
        </draw:line>
        <draw:line draw:style-name="gr5" draw:text-style-name="P6" draw:layer="layout" svg:x1="2.1cm" svg:y1="13.917cm" svg:x2="3.356cm" svg:y2="13.917cm">
          <text:p/>
        </draw:line>
        <draw:line draw:style-name="gr5" draw:text-style-name="P6" draw:layer="layout" svg:x1="2.1cm" svg:y1="14.389cm" svg:x2="3.356cm" svg:y2="14.389cm">
          <text:p/>
        </draw:line>
        <draw:line draw:style-name="gr5" draw:text-style-name="P6" draw:layer="layout" svg:x1="2.1cm" svg:y1="14.862cm" svg:x2="3.356cm" svg:y2="14.862cm">
          <text:p/>
        </draw:line>
        <draw:line draw:style-name="gr5" draw:text-style-name="P6" draw:layer="layout" svg:x1="2.1cm" svg:y1="15.335cm" svg:x2="3.356cm" svg:y2="15.335cm">
          <text:p/>
        </draw:line>
        <draw:line draw:style-name="gr5" draw:text-style-name="P6" draw:layer="layout" svg:x1="2.1cm" svg:y1="15.807cm" svg:x2="3.356cm" svg:y2="15.807cm">
          <text:p/>
        </draw:line>
        <draw:line draw:style-name="gr5" draw:text-style-name="P6" draw:layer="layout" svg:x1="3.356cm" svg:y1="3.514cm" svg:x2="3.356cm" svg:y2="16.28cm">
          <text:p/>
        </draw:line>
        <draw:line draw:style-name="gr5" draw:text-style-name="P6" draw:layer="layout" svg:x1="2.1cm" svg:y1="3.048cm" svg:x2="2.1cm" svg:y2="3.514cm">
          <text:p/>
        </draw:line>
        <draw:line draw:style-name="gr5" draw:text-style-name="P6" draw:layer="layout" svg:x1="3.356cm" svg:y1="3.048cm" svg:x2="3.356cm" svg:y2="3.514cm">
          <text:p/>
        </draw:line>
        <draw:frame draw:style-name="gr3" draw:text-style-name="P3" draw:layer="layout" svg:width="0.341cm" svg:height="0.424cm" svg:x="2.559cm" svg:y="15.811cm">
          <draw:text-box>
            <text:p text:style-name="P9"><text:span text:style-name="T1">27</text:span></text:p>
          </draw:text-box>
        </draw:frame>
        <draw:line draw:style-name="gr5" draw:text-style-name="P6" draw:layer="layout" svg:x1="2.1cm" svg:y1="3.1cm" svg:x2="2.11cm" svg:y2="16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egoe UI1" svg:font-family="'Segoe UI'"/>
    <style:font-face style:name="Calibri1" svg:font-family="Calibri" style:font-pitch="variable"/>
    <style:font-face style:name="Segoe UI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AU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6cm" fo:margin-right="1cm" fo:page-width="40.11cm" fo:page-height="20.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5-20T14:14:09.443596248</dc:date>
    <meta:editing-duration>PT11M37S</meta:editing-duration>
    <meta:editing-cycles>4</meta:editing-cycles>
    <meta:generator>LibreOffice/7.0.6.2$Linux_X86_64 LibreOffice_project/00$Build-2</meta:generator>
    <meta:document-statistic meta:object-count="524"/>
  </office:meta>
</office:document-meta>
</file>